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5.16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469cm"/>
    </style:style>
    <style:style style:name="co13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385cm"/>
    </style:style>
    <style:style style:name="co15" style:family="table-column">
      <style:table-column-properties fo:break-before="auto" style:column-width="4.44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3.552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6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w 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mer Type</text:p>
            <text:p>1 = TinyOS Timers</text:p>
            <text:p>2 = My performance Timers</text:p>
          </table:table-cell>
          <table:table-cell table:style-name="ce2" office:value-type="string">
            <text:p>CPU busy?</text:p>
          </table:table-cell>
          <table:table-cell table:style-name="ce2" office:value-type="string">
            <text:p>Test Case #</text:p>
          </table:table-cell>
          <table:table-cell table:style-name="ce2" office:value-type="string">
            <text:p>Iteration #</text:p>
          </table:table-cell>
          <table:table-cell table:style-name="ce2" office:value-type="string">
            <text:p>Runtime (ms)</text:p>
          </table:table-cell>
          <table:table-cell table:style-name="ce2" office:value-type="string">
            <text:p>Expected runtime (ms)</text:p>
          </table:table-cell>
          <table:table-cell table:style-name="ce4" office:value-type="string">
            <text:p>Standard deviation</text:p>
          </table:table-cell>
          <table:table-cell table:style-name="ce4" office:value-type="string">
            <text:p>Difference to expected (%)</text:p>
          </table:table-cell>
          <table:table-cell table:style-name="ce4" office:value-type="string">
            <text:p>Average diff to expected (%)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593846">
            <text:p>4.594</text:p>
          </table:table-cell>
          <table:table-cell office:value-type="float" office:value="5">
            <text:p>5</text:p>
          </table:table-cell>
          <table:table-cell/>
          <table:table-cell table:formula="of:=ABS(100-[.E2]/[.F2]*100)" office:value-type="float" office:value="8.12307999999999">
            <text:p>8.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132">
            <text:p>10.132</text:p>
          </table:table-cell>
          <table:table-cell office:value-type="float" office:value="5">
            <text:p>5</text:p>
          </table:table-cell>
          <table:table-cell/>
          <table:table-cell table:formula="of:=ABS(100-[.E3]/[.F3]*100)" office:value-type="float" office:value="102.64">
            <text:p>102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850462">
            <text:p>8.850</text:p>
          </table:table-cell>
          <table:table-cell office:value-type="float" office:value="5">
            <text:p>5</text:p>
          </table:table-cell>
          <table:table-cell/>
          <table:table-cell table:formula="of:=ABS(100-[.E4]/[.F4]*100)" office:value-type="float" office:value="77.00924">
            <text:p>77.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.441231">
            <text:p>7.441</text:p>
          </table:table-cell>
          <table:table-cell office:value-type="float" office:value="5">
            <text:p>5</text:p>
          </table:table-cell>
          <table:table-cell/>
          <table:table-cell table:formula="of:=ABS(100-[.E5]/[.F5]*100)" office:value-type="float" office:value="48.82462">
            <text:p>48.8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.384">
            <text:p>7.384</text:p>
          </table:table-cell>
          <table:table-cell office:value-type="float" office:value="5">
            <text:p>5</text:p>
          </table:table-cell>
          <table:table-cell/>
          <table:table-cell table:formula="of:=ABS(100-[.E6]/[.F6]*100)" office:value-type="float" office:value="47.68">
            <text:p>47.6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.323692">
            <text:p>7.324</text:p>
          </table:table-cell>
          <table:table-cell office:value-type="float" office:value="5">
            <text:p>5</text:p>
          </table:table-cell>
          <table:table-cell/>
          <table:table-cell table:formula="of:=ABS(100-[.E7]/[.F7]*100)" office:value-type="float" office:value="46.47384">
            <text:p>46.4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.192616">
            <text:p>7.193</text:p>
          </table:table-cell>
          <table:table-cell office:value-type="float" office:value="5">
            <text:p>5</text:p>
          </table:table-cell>
          <table:table-cell/>
          <table:table-cell table:formula="of:=ABS(100-[.E8]/[.F8]*100)" office:value-type="float" office:value="43.85232">
            <text:p>43.8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.298154">
            <text:p>7.298</text:p>
          </table:table-cell>
          <table:table-cell office:value-type="float" office:value="5">
            <text:p>5</text:p>
          </table:table-cell>
          <table:table-cell/>
          <table:table-cell table:formula="of:=ABS(100-[.E9]/[.F9]*100)" office:value-type="float" office:value="45.96308">
            <text:p>45.9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.323385">
            <text:p>7.323</text:p>
          </table:table-cell>
          <table:table-cell office:value-type="float" office:value="5">
            <text:p>5</text:p>
          </table:table-cell>
          <table:table-cell/>
          <table:table-cell table:formula="of:=ABS(100-[.E10]/[.F10]*100)" office:value-type="float" office:value="46.4677">
            <text:p>46.4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.340308">
            <text:p>7.340</text:p>
          </table:table-cell>
          <table:table-cell office:value-type="float" office:value="5">
            <text:p>5</text:p>
          </table:table-cell>
          <table:table-cell table:formula="of:=SQRT(1/10*(([.F11]-[.E11])^2 + ([.F11]-[.E10])^2 + ([.F11]-[.E9])^2 + ([.F11]-[.E8])^2 + ([.F11]-[.E7])^2 + ([.F11]-[.E6])^2 + ([.F11]-[.E5])^2 + ([.F11]-[.E4])^2  + ([.F11]-[.E3])^2 + ([.F11]-[.E2])^2))" office:value-type="float" office:value="2.81665205724182">
            <text:p>2.82</text:p>
          </table:table-cell>
          <table:table-cell table:formula="of:=ABS(100-[.E11]/[.F11]*100)" office:value-type="float" office:value="46.80616">
            <text:p>46.81</text:p>
          </table:table-cell>
          <table:table-cell table:formula="of:=AVERAGE([.H2:.H11])" office:value-type="float" office:value="51.384004">
            <text:p>51.3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546154">
            <text:p>12.546</text:p>
          </table:table-cell>
          <table:table-cell office:value-type="float" office:value="10">
            <text:p>10</text:p>
          </table:table-cell>
          <table:table-cell/>
          <table:table-cell table:formula="of:=ABS(100-[.E12]/[.F12]*100)" office:value-type="float" office:value="25.46154">
            <text:p>25.4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.306769">
            <text:p>13.307</text:p>
          </table:table-cell>
          <table:table-cell office:value-type="float" office:value="10">
            <text:p>10</text:p>
          </table:table-cell>
          <table:table-cell/>
          <table:table-cell table:formula="of:=ABS(100-[.E13]/[.F13]*100)" office:value-type="float" office:value="33.06769">
            <text:p>33.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.838769">
            <text:p>13.839</text:p>
          </table:table-cell>
          <table:table-cell office:value-type="float" office:value="10">
            <text:p>10</text:p>
          </table:table-cell>
          <table:table-cell/>
          <table:table-cell table:formula="of:=ABS(100-[.E14]/[.F14]*100)" office:value-type="float" office:value="38.38769">
            <text:p>38.3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836">
            <text:p>13.836</text:p>
          </table:table-cell>
          <table:table-cell office:value-type="float" office:value="10">
            <text:p>10</text:p>
          </table:table-cell>
          <table:table-cell/>
          <table:table-cell table:formula="of:=ABS(100-[.E15]/[.F15]*100)" office:value-type="float" office:value="38.36">
            <text:p>38.3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.093846">
            <text:p>14.094</text:p>
          </table:table-cell>
          <table:table-cell office:value-type="float" office:value="10">
            <text:p>10</text:p>
          </table:table-cell>
          <table:table-cell/>
          <table:table-cell table:formula="of:=ABS(100-[.E16]/[.F16]*100)" office:value-type="float" office:value="40.93846">
            <text:p>40.9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.848616">
            <text:p>13.849</text:p>
          </table:table-cell>
          <table:table-cell office:value-type="float" office:value="10">
            <text:p>10</text:p>
          </table:table-cell>
          <table:table-cell/>
          <table:table-cell table:formula="of:=ABS(100-[.E17]/[.F17]*100)" office:value-type="float" office:value="38.48616">
            <text:p>38.4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.812307">
            <text:p>13.812</text:p>
          </table:table-cell>
          <table:table-cell office:value-type="float" office:value="10">
            <text:p>10</text:p>
          </table:table-cell>
          <table:table-cell/>
          <table:table-cell table:formula="of:=ABS(100-[.E18]/[.F18]*100)" office:value-type="float" office:value="38.12307">
            <text:p>38.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.802462">
            <text:p>13.802</text:p>
          </table:table-cell>
          <table:table-cell office:value-type="float" office:value="10">
            <text:p>10</text:p>
          </table:table-cell>
          <table:table-cell/>
          <table:table-cell table:formula="of:=ABS(100-[.E19]/[.F19]*100)" office:value-type="float" office:value="38.02462">
            <text:p>38.0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.977231">
            <text:p>13.977</text:p>
          </table:table-cell>
          <table:table-cell office:value-type="float" office:value="10">
            <text:p>10</text:p>
          </table:table-cell>
          <table:table-cell/>
          <table:table-cell table:formula="of:=ABS(100-[.E20]/[.F20]*100)" office:value-type="float" office:value="39.77231">
            <text:p>39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.696">
            <text:p>13.696</text:p>
          </table:table-cell>
          <table:table-cell office:value-type="float" office:value="10">
            <text:p>10</text:p>
          </table:table-cell>
          <table:table-cell table:formula="of:=SQRT(1/10*(([.F21]-[.E21])^2 + ([.F21]-[.E20])^2 + ([.F21]-[.E19])^2 + ([.F21]-[.E18])^2 + ([.F21]-[.E17])^2 + ([.F21]-[.E16])^2 + ([.F21]-[.E15])^2 + ([.F21]-[.E14])^2  + ([.F21]-[.E13])^2 + ([.F21]-[.E12])^2))" office:value-type="float" office:value="3.70015228584803">
            <text:p>3.7</text:p>
          </table:table-cell>
          <table:table-cell table:formula="of:=ABS(100-[.E21]/[.F21]*100)" office:value-type="float" office:value="36.96">
            <text:p>36.96</text:p>
          </table:table-cell>
          <table:table-cell table:formula="of:=AVERAGE([.H12:.H21])" office:value-type="float" office:value="36.758154">
            <text:p>36.7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.080002">
            <text:p>39.080</text:p>
          </table:table-cell>
          <table:table-cell office:value-type="float" office:value="35">
            <text:p>35</text:p>
          </table:table-cell>
          <table:table-cell/>
          <table:table-cell table:formula="of:=ABS(100-[.E22]/[.F22]*100)" office:value-type="float" office:value="11.6571485714286">
            <text:p>11.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.288616">
            <text:p>37.289</text:p>
          </table:table-cell>
          <table:table-cell office:value-type="float" office:value="35">
            <text:p>35</text:p>
          </table:table-cell>
          <table:table-cell/>
          <table:table-cell table:formula="of:=ABS(100-[.E23]/[.F23]*100)" office:value-type="float" office:value="6.53890285714284">
            <text:p>6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8.717232">
            <text:p>38.717</text:p>
          </table:table-cell>
          <table:table-cell office:value-type="float" office:value="35">
            <text:p>35</text:p>
          </table:table-cell>
          <table:table-cell/>
          <table:table-cell table:formula="of:=ABS(100-[.E24]/[.F24]*100)" office:value-type="float" office:value="10.6206628571429">
            <text:p>10.6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.846462">
            <text:p>38.846</text:p>
          </table:table-cell>
          <table:table-cell office:value-type="float" office:value="35">
            <text:p>35</text:p>
          </table:table-cell>
          <table:table-cell/>
          <table:table-cell table:formula="of:=ABS(100-[.E25]/[.F25]*100)" office:value-type="float" office:value="10.9898914285714">
            <text:p>10.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.719692">
            <text:p>38.720</text:p>
          </table:table-cell>
          <table:table-cell office:value-type="float" office:value="35">
            <text:p>35</text:p>
          </table:table-cell>
          <table:table-cell/>
          <table:table-cell table:formula="of:=ABS(100-[.E26]/[.F26]*100)" office:value-type="float" office:value="10.6276914285714">
            <text:p>10.6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8.760307">
            <text:p>38.760</text:p>
          </table:table-cell>
          <table:table-cell office:value-type="float" office:value="35">
            <text:p>35</text:p>
          </table:table-cell>
          <table:table-cell/>
          <table:table-cell table:formula="of:=ABS(100-[.E27]/[.F27]*100)" office:value-type="float" office:value="10.7437342857143">
            <text:p>10.7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976925">
            <text:p>38.977</text:p>
          </table:table-cell>
          <table:table-cell office:value-type="float" office:value="35">
            <text:p>35</text:p>
          </table:table-cell>
          <table:table-cell/>
          <table:table-cell table:formula="of:=ABS(100-[.E28]/[.F28]*100)" office:value-type="float" office:value="11.3626428571429">
            <text:p>11.3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8.813232">
            <text:p>38.813</text:p>
          </table:table-cell>
          <table:table-cell office:value-type="float" office:value="35">
            <text:p>35</text:p>
          </table:table-cell>
          <table:table-cell/>
          <table:table-cell table:formula="of:=ABS(100-[.E29]/[.F29]*100)" office:value-type="float" office:value="10.8949485714286">
            <text:p>10.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8.701229">
            <text:p>38.701</text:p>
          </table:table-cell>
          <table:table-cell office:value-type="float" office:value="35">
            <text:p>35</text:p>
          </table:table-cell>
          <table:table-cell/>
          <table:table-cell table:formula="of:=ABS(100-[.E30]/[.F30]*100)" office:value-type="float" office:value="10.57494">
            <text:p>10.5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8.883999">
            <text:p>38.884</text:p>
          </table:table-cell>
          <table:table-cell office:value-type="float" office:value="35">
            <text:p>35</text:p>
          </table:table-cell>
          <table:table-cell table:formula="of:=SQRT(1/10*(([.F31]-[.E31])^2 + ([.F31]-[.E30])^2 + ([.F31]-[.E29])^2 + ([.F31]-[.E28])^2 + ([.F31]-[.E27])^2 + ([.F31]-[.E26])^2 + ([.F31]-[.E25])^2 + ([.F31]-[.E24])^2  + ([.F31]-[.E23])^2 + ([.F31]-[.E22])^2))" office:value-type="float" office:value="3.70964278021122">
            <text:p>3.71</text:p>
          </table:table-cell>
          <table:table-cell table:formula="of:=ABS(100-[.E31]/[.F31]*100)" office:value-type="float" office:value="11.09714">
            <text:p>11.1</text:p>
          </table:table-cell>
          <table:table-cell table:formula="of:=AVERAGE([.H22:.H31])" office:value-type="float" office:value="10.5107702857143">
            <text:p>10.5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.797539">
            <text:p>53.798</text:p>
          </table:table-cell>
          <table:table-cell office:value-type="float" office:value="50">
            <text:p>50</text:p>
          </table:table-cell>
          <table:table-cell/>
          <table:table-cell table:formula="of:=ABS(100-[.E32]/[.F32]*100)" office:value-type="float" office:value="7.59507800000002">
            <text:p>7.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3.800617">
            <text:p>53.801</text:p>
          </table:table-cell>
          <table:table-cell office:value-type="float" office:value="50">
            <text:p>50</text:p>
          </table:table-cell>
          <table:table-cell/>
          <table:table-cell table:formula="of:=ABS(100-[.E33]/[.F33]*100)" office:value-type="float" office:value="7.60123400000001">
            <text:p>7.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.976616">
            <text:p>53.977</text:p>
          </table:table-cell>
          <table:table-cell office:value-type="float" office:value="50">
            <text:p>50</text:p>
          </table:table-cell>
          <table:table-cell/>
          <table:table-cell table:formula="of:=ABS(100-[.E34]/[.F34]*100)" office:value-type="float" office:value="7.953232">
            <text:p>7.9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3.792614">
            <text:p>53.793</text:p>
          </table:table-cell>
          <table:table-cell office:value-type="float" office:value="50">
            <text:p>50</text:p>
          </table:table-cell>
          <table:table-cell/>
          <table:table-cell table:formula="of:=ABS(100-[.E35]/[.F35]*100)" office:value-type="float" office:value="7.58522800000002">
            <text:p>7.5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3.828617">
            <text:p>53.829</text:p>
          </table:table-cell>
          <table:table-cell office:value-type="float" office:value="50">
            <text:p>50</text:p>
          </table:table-cell>
          <table:table-cell/>
          <table:table-cell table:formula="of:=ABS(100-[.E36]/[.F36]*100)" office:value-type="float" office:value="7.657234">
            <text:p>7.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.738461">
            <text:p>53.738</text:p>
          </table:table-cell>
          <table:table-cell office:value-type="float" office:value="50">
            <text:p>50</text:p>
          </table:table-cell>
          <table:table-cell/>
          <table:table-cell table:formula="of:=ABS(100-[.E37]/[.F37]*100)" office:value-type="float" office:value="7.476922">
            <text:p>7.4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3.962769">
            <text:p>53.963</text:p>
          </table:table-cell>
          <table:table-cell office:value-type="float" office:value="50">
            <text:p>50</text:p>
          </table:table-cell>
          <table:table-cell/>
          <table:table-cell table:formula="of:=ABS(100-[.E38]/[.F38]*100)" office:value-type="float" office:value="7.925538">
            <text:p>7.9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3.821232">
            <text:p>53.821</text:p>
          </table:table-cell>
          <table:table-cell office:value-type="float" office:value="50">
            <text:p>50</text:p>
          </table:table-cell>
          <table:table-cell/>
          <table:table-cell table:formula="of:=ABS(100-[.E39]/[.F39]*100)" office:value-type="float" office:value="7.64246399999999">
            <text:p>7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3.799999">
            <text:p>53.800</text:p>
          </table:table-cell>
          <table:table-cell office:value-type="float" office:value="50">
            <text:p>50</text:p>
          </table:table-cell>
          <table:table-cell/>
          <table:table-cell table:formula="of:=ABS(100-[.E40]/[.F40]*100)" office:value-type="float" office:value="7.599998">
            <text:p>7.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3.695694">
            <text:p>53.696</text:p>
          </table:table-cell>
          <table:table-cell office:value-type="float" office:value="50">
            <text:p>50</text:p>
          </table:table-cell>
          <table:table-cell table:formula="of:=SQRT(1/10*(([.F41]-[.E41])^2 + ([.F41]-[.E40])^2 + ([.F41]-[.E39])^2 + ([.F41]-[.E38])^2 + ([.F41]-[.E37])^2 + ([.F41]-[.E36])^2 + ([.F41]-[.E35])^2 + ([.F41]-[.E34])^2  + ([.F41]-[.E33])^2 + ([.F41]-[.E32])^2))" office:value-type="float" office:value="3.82231978345211">
            <text:p>3.82</text:p>
          </table:table-cell>
          <table:table-cell table:formula="of:=ABS(100-[.E41]/[.F41]*100)" office:value-type="float" office:value="7.39138800000001">
            <text:p>7.39</text:p>
          </table:table-cell>
          <table:table-cell table:formula="of:=AVERAGE([.H32:.H41])" office:value-type="float" office:value="7.6428316">
            <text:p>7.6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.850151">
            <text:p>103.850</text:p>
          </table:table-cell>
          <table:table-cell office:value-type="float" office:value="100">
            <text:p>100</text:p>
          </table:table-cell>
          <table:table-cell/>
          <table:table-cell table:formula="of:=ABS(100-[.E42]/[.F42]*100)" office:value-type="float" office:value="3.850151">
            <text:p>3.8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3.640617">
            <text:p>103.641</text:p>
          </table:table-cell>
          <table:table-cell office:value-type="float" office:value="100">
            <text:p>100</text:p>
          </table:table-cell>
          <table:table-cell/>
          <table:table-cell table:formula="of:=ABS(100-[.E43]/[.F43]*100)" office:value-type="float" office:value="3.64061700000001">
            <text:p>3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3.678772">
            <text:p>103.679</text:p>
          </table:table-cell>
          <table:table-cell office:value-type="float" office:value="100">
            <text:p>100</text:p>
          </table:table-cell>
          <table:table-cell/>
          <table:table-cell table:formula="of:=ABS(100-[.E44]/[.F44]*100)" office:value-type="float" office:value="3.67877199999999">
            <text:p>3.6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.655693">
            <text:p>103.656</text:p>
          </table:table-cell>
          <table:table-cell office:value-type="float" office:value="100">
            <text:p>100</text:p>
          </table:table-cell>
          <table:table-cell/>
          <table:table-cell table:formula="of:=ABS(100-[.E45]/[.F45]*100)" office:value-type="float" office:value="3.655693">
            <text:p>3.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3.55323">
            <text:p>103.553</text:p>
          </table:table-cell>
          <table:table-cell office:value-type="float" office:value="100">
            <text:p>100</text:p>
          </table:table-cell>
          <table:table-cell/>
          <table:table-cell table:formula="of:=ABS(100-[.E46]/[.F46]*100)" office:value-type="float" office:value="3.55323000000001">
            <text:p>3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3.692924">
            <text:p>103.693</text:p>
          </table:table-cell>
          <table:table-cell office:value-type="float" office:value="100">
            <text:p>100</text:p>
          </table:table-cell>
          <table:table-cell/>
          <table:table-cell table:formula="of:=ABS(100-[.E47]/[.F47]*100)" office:value-type="float" office:value="3.692924">
            <text:p>3.6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3.568924">
            <text:p>103.569</text:p>
          </table:table-cell>
          <table:table-cell office:value-type="float" office:value="100">
            <text:p>100</text:p>
          </table:table-cell>
          <table:table-cell/>
          <table:table-cell table:formula="of:=ABS(100-[.E48]/[.F48]*100)" office:value-type="float" office:value="3.568924">
            <text:p>3.5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3.638771">
            <text:p>103.639</text:p>
          </table:table-cell>
          <table:table-cell office:value-type="float" office:value="100">
            <text:p>100</text:p>
          </table:table-cell>
          <table:table-cell/>
          <table:table-cell table:formula="of:=ABS(100-[.E49]/[.F49]*100)" office:value-type="float" office:value="3.63877100000001">
            <text:p>3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3.592926">
            <text:p>103.593</text:p>
          </table:table-cell>
          <table:table-cell office:value-type="float" office:value="100">
            <text:p>100</text:p>
          </table:table-cell>
          <table:table-cell/>
          <table:table-cell table:formula="of:=ABS(100-[.E50]/[.F50]*100)" office:value-type="float" office:value="3.59292600000001">
            <text:p>3.5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3.528618">
            <text:p>103.529</text:p>
          </table:table-cell>
          <table:table-cell office:value-type="float" office:value="100">
            <text:p>100</text:p>
          </table:table-cell>
          <table:table-cell table:formula="of:=SQRT(1/10*(([.F51]-[.E51])^2 + ([.F51]-[.E50])^2 + ([.F51]-[.E49])^2 + ([.F51]-[.E48])^2 + ([.F51]-[.E47])^2 + ([.F51]-[.E46])^2 + ([.F51]-[.E45])^2 + ([.F51]-[.E44])^2  + ([.F51]-[.E43])^2 + ([.F51]-[.E42])^2))" office:value-type="float" office:value="3.64110526961273">
            <text:p>3.64</text:p>
          </table:table-cell>
          <table:table-cell table:formula="of:=ABS(100-[.E51]/[.F51]*100)" office:value-type="float" office:value="3.52861799999999">
            <text:p>3.53</text:p>
          </table:table-cell>
          <table:table-cell table:formula="of:=AVERAGE([.H42:.H51])" office:value-type="float" office:value="3.6400626">
            <text:p>3.6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3.652618">
            <text:p>233.653</text:p>
          </table:table-cell>
          <table:table-cell office:value-type="float" office:value="230">
            <text:p>230</text:p>
          </table:table-cell>
          <table:table-cell/>
          <table:table-cell table:formula="of:=ABS(100-[.E52]/[.F52]*100)" office:value-type="float" office:value="1.58809478260868">
            <text:p>1.5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3.407379">
            <text:p>233.407</text:p>
          </table:table-cell>
          <table:table-cell office:value-type="float" office:value="230">
            <text:p>230</text:p>
          </table:table-cell>
          <table:table-cell/>
          <table:table-cell table:formula="of:=ABS(100-[.E53]/[.F53]*100)" office:value-type="float" office:value="1.48146913043479">
            <text:p>1.4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3.564301">
            <text:p>233.564</text:p>
          </table:table-cell>
          <table:table-cell office:value-type="float" office:value="230">
            <text:p>230</text:p>
          </table:table-cell>
          <table:table-cell/>
          <table:table-cell table:formula="of:=ABS(100-[.E54]/[.F54]*100)" office:value-type="float" office:value="1.54969608695652">
            <text:p>1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3.773849">
            <text:p>233.774</text:p>
          </table:table-cell>
          <table:table-cell office:value-type="float" office:value="230">
            <text:p>230</text:p>
          </table:table-cell>
          <table:table-cell/>
          <table:table-cell table:formula="of:=ABS(100-[.E55]/[.F55]*100)" office:value-type="float" office:value="1.64080391304348">
            <text:p>1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3.444916">
            <text:p>233.445</text:p>
          </table:table-cell>
          <table:table-cell office:value-type="float" office:value="230">
            <text:p>230</text:p>
          </table:table-cell>
          <table:table-cell/>
          <table:table-cell table:formula="of:=ABS(100-[.E56]/[.F56]*100)" office:value-type="float" office:value="1.4977895652174">
            <text:p>1.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3.526764">
            <text:p>233.527</text:p>
          </table:table-cell>
          <table:table-cell office:value-type="float" office:value="230">
            <text:p>230</text:p>
          </table:table-cell>
          <table:table-cell/>
          <table:table-cell table:formula="of:=ABS(100-[.E57]/[.F57]*100)" office:value-type="float" office:value="1.53337565217393">
            <text:p>1.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3.495071">
            <text:p>233.495</text:p>
          </table:table-cell>
          <table:table-cell office:value-type="float" office:value="230">
            <text:p>230</text:p>
          </table:table-cell>
          <table:table-cell/>
          <table:table-cell table:formula="of:=ABS(100-[.E58]/[.F58]*100)" office:value-type="float" office:value="1.51959608695651">
            <text:p>1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3.552307">
            <text:p>233.552</text:p>
          </table:table-cell>
          <table:table-cell office:value-type="float" office:value="230">
            <text:p>230</text:p>
          </table:table-cell>
          <table:table-cell/>
          <table:table-cell table:formula="of:=ABS(100-[.E59]/[.F59]*100)" office:value-type="float" office:value="1.54448130434784">
            <text:p>1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3.525848">
            <text:p>233.526</text:p>
          </table:table-cell>
          <table:table-cell office:value-type="float" office:value="230">
            <text:p>230</text:p>
          </table:table-cell>
          <table:table-cell/>
          <table:table-cell table:formula="of:=ABS(100-[.E60]/[.F60]*100)" office:value-type="float" office:value="1.53297739130434">
            <text:p>1.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3.481232">
            <text:p>233.481</text:p>
          </table:table-cell>
          <table:table-cell office:value-type="float" office:value="230">
            <text:p>230</text:p>
          </table:table-cell>
          <table:table-cell table:formula="of:=SQRT(1/10*(([.F61]-[.E61])^2 + ([.F61]-[.E60])^2 + ([.F61]-[.E59])^2 + ([.F61]-[.E58])^2 + ([.F61]-[.E57])^2 + ([.F61]-[.E56])^2 + ([.F61]-[.E55])^2 + ([.F61]-[.E54])^2  + ([.F61]-[.E53])^2 + ([.F61]-[.E52])^2))" office:value-type="float" office:value="3.54384713313">
            <text:p>3.54</text:p>
          </table:table-cell>
          <table:table-cell table:formula="of:=ABS(100-[.E61]/[.F61]*100)" office:value-type="float" office:value="1.51357913043479">
            <text:p>1.51</text:p>
          </table:table-cell>
          <table:table-cell table:formula="of:=AVERAGE([.H52:.H61])" office:value-type="float" office:value="1.54018630434783">
            <text:p>1.5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3.485229">
            <text:p>403.485</text:p>
          </table:table-cell>
          <table:table-cell office:value-type="float" office:value="400">
            <text:p>400</text:p>
          </table:table-cell>
          <table:table-cell/>
          <table:table-cell table:formula="of:=ABS(100-[.E62]/[.F62]*100)" office:value-type="float" office:value="0.871307250000001">
            <text:p>0.8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99.515686">
            <text:p>399.516</text:p>
          </table:table-cell>
          <table:table-cell office:value-type="float" office:value="400">
            <text:p>400</text:p>
          </table:table-cell>
          <table:table-cell/>
          <table:table-cell table:formula="of:=ABS(100-[.E63]/[.F63]*100)" office:value-type="float" office:value="0.121078499999996">
            <text:p>0.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3.384918">
            <text:p>403.385</text:p>
          </table:table-cell>
          <table:table-cell office:value-type="float" office:value="400">
            <text:p>400</text:p>
          </table:table-cell>
          <table:table-cell/>
          <table:table-cell table:formula="of:=ABS(100-[.E64]/[.F64]*100)" office:value-type="float" office:value="0.846229500000021">
            <text:p>0.8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3.544922">
            <text:p>403.545</text:p>
          </table:table-cell>
          <table:table-cell office:value-type="float" office:value="400">
            <text:p>400</text:p>
          </table:table-cell>
          <table:table-cell/>
          <table:table-cell table:formula="of:=ABS(100-[.E65]/[.F65]*100)" office:value-type="float" office:value="0.886230500000011">
            <text:p>0.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3.599396">
            <text:p>403.599</text:p>
          </table:table-cell>
          <table:table-cell office:value-type="float" office:value="400">
            <text:p>400</text:p>
          </table:table-cell>
          <table:table-cell/>
          <table:table-cell table:formula="of:=ABS(100-[.E66]/[.F66]*100)" office:value-type="float" office:value="0.899849000000003">
            <text:p>0.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3.656311">
            <text:p>403.656</text:p>
          </table:table-cell>
          <table:table-cell office:value-type="float" office:value="400">
            <text:p>400</text:p>
          </table:table-cell>
          <table:table-cell/>
          <table:table-cell table:formula="of:=ABS(100-[.E67]/[.F67]*100)" office:value-type="float" office:value="0.914077750000004">
            <text:p>0.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03.518463">
            <text:p>403.518</text:p>
          </table:table-cell>
          <table:table-cell office:value-type="float" office:value="400">
            <text:p>400</text:p>
          </table:table-cell>
          <table:table-cell/>
          <table:table-cell table:formula="of:=ABS(100-[.E68]/[.F68]*100)" office:value-type="float" office:value="0.879615749999999">
            <text:p>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3.525543">
            <text:p>403.526</text:p>
          </table:table-cell>
          <table:table-cell office:value-type="float" office:value="400">
            <text:p>400</text:p>
          </table:table-cell>
          <table:table-cell/>
          <table:table-cell table:formula="of:=ABS(100-[.E69]/[.F69]*100)" office:value-type="float" office:value="0.881385750000007">
            <text:p>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3.578461">
            <text:p>403.578</text:p>
          </table:table-cell>
          <table:table-cell office:value-type="float" office:value="400">
            <text:p>400</text:p>
          </table:table-cell>
          <table:table-cell/>
          <table:table-cell table:formula="of:=ABS(100-[.E70]/[.F70]*100)" office:value-type="float" office:value="0.894615250000015">
            <text:p>0.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03.758759">
            <text:p>403.759</text:p>
          </table:table-cell>
          <table:table-cell office:value-type="float" office:value="400">
            <text:p>400</text:p>
          </table:table-cell>
          <table:table-cell table:formula="of:=SQRT(1/10*(([.F71]-[.E71])^2 + ([.F71]-[.E70])^2 + ([.F71]-[.E69])^2 + ([.F71]-[.E68])^2 + ([.F71]-[.E67])^2 + ([.F71]-[.E66])^2 + ([.F71]-[.E65])^2 + ([.F71]-[.E64])^2  + ([.F71]-[.E63])^2 + ([.F71]-[.E62])^2))" office:value-type="float" office:value="3.38337808196487">
            <text:p>3.38</text:p>
          </table:table-cell>
          <table:table-cell table:formula="of:=ABS(100-[.E71]/[.F71]*100)" office:value-type="float" office:value="0.939689749999999">
            <text:p>0.94</text:p>
          </table:table-cell>
          <table:table-cell table:formula="of:=AVERAGE([.H62:.H71])" office:value-type="float" office:value="0.813407900000006">
            <text:p>0.8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3.595398">
            <text:p>653.595</text:p>
          </table:table-cell>
          <table:table-cell office:value-type="float" office:value="650">
            <text:p>650</text:p>
          </table:table-cell>
          <table:table-cell/>
          <table:table-cell table:formula="of:=ABS(100-[.E72]/[.F72]*100)" office:value-type="float" office:value="0.553138153846163">
            <text:p>0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3.471375">
            <text:p>653.471</text:p>
          </table:table-cell>
          <table:table-cell office:value-type="float" office:value="650">
            <text:p>650</text:p>
          </table:table-cell>
          <table:table-cell/>
          <table:table-cell table:formula="of:=ABS(100-[.E73]/[.F73]*100)" office:value-type="float" office:value="0.53405769230767">
            <text:p>0.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49.508606">
            <text:p>649.509</text:p>
          </table:table-cell>
          <table:table-cell office:value-type="float" office:value="650">
            <text:p>650</text:p>
          </table:table-cell>
          <table:table-cell/>
          <table:table-cell table:formula="of:=ABS(100-[.E74]/[.F74]*100)" office:value-type="float" office:value="0.0755990769230834">
            <text:p>0.0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3.723999">
            <text:p>653.724</text:p>
          </table:table-cell>
          <table:table-cell office:value-type="float" office:value="650">
            <text:p>650</text:p>
          </table:table-cell>
          <table:table-cell/>
          <table:table-cell table:formula="of:=ABS(100-[.E75]/[.F75]*100)" office:value-type="float" office:value="0.572922923076931">
            <text:p>0.5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53.371094">
            <text:p>653.371</text:p>
          </table:table-cell>
          <table:table-cell office:value-type="float" office:value="650">
            <text:p>650</text:p>
          </table:table-cell>
          <table:table-cell/>
          <table:table-cell table:formula="of:=ABS(100-[.E76]/[.F76]*100)" office:value-type="float" office:value="0.518629846153857">
            <text:p>0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3.583679">
            <text:p>653.584</text:p>
          </table:table-cell>
          <table:table-cell office:value-type="float" office:value="650">
            <text:p>650</text:p>
          </table:table-cell>
          <table:table-cell/>
          <table:table-cell table:formula="of:=ABS(100-[.E77]/[.F77]*100)" office:value-type="float" office:value="0.551335230769226">
            <text:p>0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3.35968">
            <text:p>653.360</text:p>
          </table:table-cell>
          <table:table-cell office:value-type="float" office:value="650">
            <text:p>650</text:p>
          </table:table-cell>
          <table:table-cell/>
          <table:table-cell table:formula="of:=ABS(100-[.E78]/[.F78]*100)" office:value-type="float" office:value="0.516873846153842">
            <text:p>0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53.487976">
            <text:p>653.488</text:p>
          </table:table-cell>
          <table:table-cell office:value-type="float" office:value="650">
            <text:p>650</text:p>
          </table:table-cell>
          <table:table-cell/>
          <table:table-cell table:formula="of:=ABS(100-[.E79]/[.F79]*100)" office:value-type="float" office:value="0.536611692307702">
            <text:p>0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3.370789">
            <text:p>653.371</text:p>
          </table:table-cell>
          <table:table-cell office:value-type="float" office:value="650">
            <text:p>650</text:p>
          </table:table-cell>
          <table:table-cell/>
          <table:table-cell table:formula="of:=ABS(100-[.E80]/[.F80]*100)" office:value-type="float" office:value="0.51858292307692">
            <text:p>0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49.573242">
            <text:p>649.573</text:p>
          </table:table-cell>
          <table:table-cell office:value-type="float" office:value="650">
            <text:p>650</text:p>
          </table:table-cell>
          <table:table-cell table:formula="of:=SQRT(1/10*(([.F81]-[.E81])^2 + ([.F81]-[.E80])^2 + ([.F81]-[.E79])^2 + ([.F81]-[.E78])^2 + ([.F81]-[.E77])^2 + ([.F81]-[.E76])^2 + ([.F81]-[.E75])^2 + ([.F81]-[.E74])^2  + ([.F81]-[.E73])^2 + ([.F81]-[.E72])^2))" office:value-type="float" office:value="3.13515174861128">
            <text:p>3.14</text:p>
          </table:table-cell>
          <table:table-cell table:formula="of:=ABS(100-[.E81]/[.F81]*100)" office:value-type="float" office:value="0.0656550769230648">
            <text:p>0.07</text:p>
          </table:table-cell>
          <table:table-cell table:formula="of:=AVERAGE([.H72:.H81])" office:value-type="float" office:value="0.444340646153846">
            <text:p>0.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3.338745">
            <text:p>903.339</text:p>
          </table:table-cell>
          <table:table-cell office:value-type="float" office:value="900">
            <text:p>900</text:p>
          </table:table-cell>
          <table:table-cell/>
          <table:table-cell table:formula="of:=ABS(100-[.E82]/[.F82]*100)" office:value-type="float" office:value="0.370971666666662">
            <text:p>0.3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3.519409">
            <text:p>903.519</text:p>
          </table:table-cell>
          <table:table-cell office:value-type="float" office:value="900">
            <text:p>900</text:p>
          </table:table-cell>
          <table:table-cell/>
          <table:table-cell table:formula="of:=ABS(100-[.E83]/[.F83]*100)" office:value-type="float" office:value="0.391045444444444">
            <text:p>0.3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3.581543">
            <text:p>903.582</text:p>
          </table:table-cell>
          <table:table-cell office:value-type="float" office:value="900">
            <text:p>900</text:p>
          </table:table-cell>
          <table:table-cell/>
          <table:table-cell table:formula="of:=ABS(100-[.E84]/[.F84]*100)" office:value-type="float" office:value="0.397949222222223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3.570129">
            <text:p>903.570</text:p>
          </table:table-cell>
          <table:table-cell office:value-type="float" office:value="900">
            <text:p>900</text:p>
          </table:table-cell>
          <table:table-cell/>
          <table:table-cell table:formula="of:=ABS(100-[.E85]/[.F85]*100)" office:value-type="float" office:value="0.396680999999987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3.598755">
            <text:p>903.599</text:p>
          </table:table-cell>
          <table:table-cell office:value-type="float" office:value="900">
            <text:p>900</text:p>
          </table:table-cell>
          <table:table-cell/>
          <table:table-cell table:formula="of:=ABS(100-[.E86]/[.F86]*100)" office:value-type="float" office:value="0.399861666666652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99.594788">
            <text:p>899.595</text:p>
          </table:table-cell>
          <table:table-cell office:value-type="float" office:value="900">
            <text:p>900</text:p>
          </table:table-cell>
          <table:table-cell/>
          <table:table-cell table:formula="of:=ABS(100-[.E87]/[.F87]*100)" office:value-type="float" office:value="0.0450235555555594">
            <text:p>0.0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3.428284">
            <text:p>903.428</text:p>
          </table:table-cell>
          <table:table-cell office:value-type="float" office:value="900">
            <text:p>900</text:p>
          </table:table-cell>
          <table:table-cell/>
          <table:table-cell table:formula="of:=ABS(100-[.E88]/[.F88]*100)" office:value-type="float" office:value="0.380920444444442">
            <text:p>0.3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3.575073">
            <text:p>903.575</text:p>
          </table:table-cell>
          <table:table-cell office:value-type="float" office:value="900">
            <text:p>900</text:p>
          </table:table-cell>
          <table:table-cell/>
          <table:table-cell table:formula="of:=ABS(100-[.E89]/[.F89]*100)" office:value-type="float" office:value="0.397230333333326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03.60553">
            <text:p>903.606</text:p>
          </table:table-cell>
          <table:table-cell office:value-type="float" office:value="900">
            <text:p>900</text:p>
          </table:table-cell>
          <table:table-cell/>
          <table:table-cell table:formula="of:=ABS(100-[.E90]/[.F90]*100)" office:value-type="float" office:value="0.400614444444457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3.710144">
            <text:p>903.710</text:p>
          </table:table-cell>
          <table:table-cell office:value-type="float" office:value="900">
            <text:p>900</text:p>
          </table:table-cell>
          <table:table-cell table:formula="of:=SQRT(1/10*(([.F91]-[.E91])^2 + ([.F91]-[.E90])^2 + ([.F91]-[.E89])^2 + ([.F91]-[.E88])^2 + ([.F91]-[.E87])^2 + ([.F91]-[.E86])^2 + ([.F91]-[.E85])^2 + ([.F91]-[.E84])^2  + ([.F91]-[.E83])^2 + ([.F91]-[.E82])^2))" office:value-type="float" office:value="3.36929156883737">
            <text:p>3.37</text:p>
          </table:table-cell>
          <table:table-cell table:formula="of:=ABS(100-[.E91]/[.F91]*100)" office:value-type="float" office:value="0.412238222222229">
            <text:p>0.41</text:p>
          </table:table-cell>
          <table:table-cell table:formula="of:=AVERAGE([.H82:.H91])" office:value-type="float" office:value="0.359253599999998">
            <text:p>0.3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49.566772">
            <text:p>1249.567</text:p>
          </table:table-cell>
          <table:table-cell office:value-type="float" office:value="1250">
            <text:p>1250</text:p>
          </table:table-cell>
          <table:table-cell/>
          <table:table-cell table:formula="of:=ABS(100-[.E92]/[.F92]*100)" office:value-type="float" office:value="0.0346582400000131">
            <text:p>0.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3.993896">
            <text:p>1253.994</text:p>
          </table:table-cell>
          <table:table-cell office:value-type="float" office:value="1250">
            <text:p>1250</text:p>
          </table:table-cell>
          <table:table-cell/>
          <table:table-cell table:formula="of:=ABS(100-[.E93]/[.F93]*100)" office:value-type="float" office:value="0.319511679999991">
            <text:p>0.3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3.001587">
            <text:p>1253.002</text:p>
          </table:table-cell>
          <table:table-cell office:value-type="float" office:value="1250">
            <text:p>1250</text:p>
          </table:table-cell>
          <table:table-cell/>
          <table:table-cell table:formula="of:=ABS(100-[.E94]/[.F94]*100)" office:value-type="float" office:value="0.240126959999998">
            <text:p>0.2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53.352295">
            <text:p>1253.352</text:p>
          </table:table-cell>
          <table:table-cell office:value-type="float" office:value="1250">
            <text:p>1250</text:p>
          </table:table-cell>
          <table:table-cell/>
          <table:table-cell table:formula="of:=ABS(100-[.E95]/[.F95]*100)" office:value-type="float" office:value="0.268183599999986">
            <text:p>0.2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49.131714">
            <text:p>1249.132</text:p>
          </table:table-cell>
          <table:table-cell office:value-type="float" office:value="1250">
            <text:p>1250</text:p>
          </table:table-cell>
          <table:table-cell/>
          <table:table-cell table:formula="of:=ABS(100-[.E96]/[.F96]*100)" office:value-type="float" office:value="0.069462879999989">
            <text:p>0.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3.077881">
            <text:p>1253.078</text:p>
          </table:table-cell>
          <table:table-cell office:value-type="float" office:value="1250">
            <text:p>1250</text:p>
          </table:table-cell>
          <table:table-cell/>
          <table:table-cell table:formula="of:=ABS(100-[.E97]/[.F97]*100)" office:value-type="float" office:value="0.24623047999998">
            <text:p>0.2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53.375732">
            <text:p>1253.376</text:p>
          </table:table-cell>
          <table:table-cell office:value-type="float" office:value="1250">
            <text:p>1250</text:p>
          </table:table-cell>
          <table:table-cell/>
          <table:table-cell table:formula="of:=ABS(100-[.E98]/[.F98]*100)" office:value-type="float" office:value="0.270058559999995">
            <text:p>0.2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52.994751">
            <text:p>1252.995</text:p>
          </table:table-cell>
          <table:table-cell office:value-type="float" office:value="1250">
            <text:p>1250</text:p>
          </table:table-cell>
          <table:table-cell/>
          <table:table-cell table:formula="of:=ABS(100-[.E99]/[.F99]*100)" office:value-type="float" office:value="0.239580079999996">
            <text:p>0.2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49.236938">
            <text:p>1249.237</text:p>
          </table:table-cell>
          <table:table-cell office:value-type="float" office:value="1250">
            <text:p>1250</text:p>
          </table:table-cell>
          <table:table-cell/>
          <table:table-cell table:formula="of:=ABS(100-[.E100]/[.F100]*100)" office:value-type="float" office:value="0.0610449600000038">
            <text:p>0.0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253.02124">
            <text:p>1253.021</text:p>
          </table:table-cell>
          <table:table-cell office:value-type="float" office:value="1250">
            <text:p>1250</text:p>
          </table:table-cell>
          <table:table-cell table:formula="of:=SQRT(1/10*(([.F101]-[.E101])^2 + ([.F101]-[.E100])^2 + ([.F101]-[.E99])^2 + ([.F101]-[.E98])^2 + ([.F101]-[.E97])^2 + ([.F101]-[.E96])^2 + ([.F101]-[.E95])^2 + ([.F101]-[.E94])^2  + ([.F101]-[.E93])^2 + ([.F101]-[.E92])^2))" office:value-type="float" office:value="2.76925666765683">
            <text:p>2.77</text:p>
          </table:table-cell>
          <table:table-cell table:formula="of:=ABS(100-[.E101]/[.F101]*100)" office:value-type="float" office:value="0.241699200000014">
            <text:p>0.24</text:p>
          </table:table-cell>
          <table:table-cell table:formula="of:=AVERAGE([.H92:.H101])" office:value-type="float" office:value="0.199055663999997">
            <text:p>0.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.114461">
            <text:p>5.114</text:p>
          </table:table-cell>
          <table:table-cell office:value-type="float" office:value="5">
            <text:p>5</text:p>
          </table:table-cell>
          <table:table-cell/>
          <table:table-cell table:formula="of:=ABS(100-[.E102]/[.F102]*100)" office:value-type="float" office:value="2.28922">
            <text:p>2.2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074461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3]/[.F103]*100)" office:value-type="float" office:value="1.48922">
            <text:p>1.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4]/[.F104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.074461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5]/[.F105]*100)" office:value-type="float" office:value="1.48922">
            <text:p>1.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6]/[.F106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7]/[.F107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8]/[.F108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074461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9]/[.F109]*100)" office:value-type="float" office:value="1.48922">
            <text:p>1.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074769">
            <text:p>5.075</text:p>
          </table:table-cell>
          <table:table-cell office:value-type="float" office:value="5">
            <text:p>5</text:p>
          </table:table-cell>
          <table:table-cell/>
          <table:table-cell table:formula="of:=ABS(100-[.E110]/[.F110]*100)" office:value-type="float" office:value="1.49538">
            <text:p>1.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 table:formula="of:=SQRT(1/10*(([.F111]-[.E111])^2 + ([.F111]-[.E110])^2 + ([.F111]-[.E109])^2 + ([.F111]-[.E108])^2 + ([.F111]-[.E107])^2 + ([.F111]-[.E106])^2 + ([.F111]-[.E105])^2 + ([.F111]-[.E104])^2  + ([.F111]-[.E103])^2 + ([.F111]-[.E102])^2))" office:value-type="float" office:value="0.0792585162774325">
            <text:p>0.08</text:p>
          </table:table-cell>
          <table:table-cell table:formula="of:=ABS(100-[.E111]/[.F111]*100)" office:value-type="float" office:value="1.48307999999999">
            <text:p>1.48</text:p>
          </table:table-cell>
          <table:table-cell table:formula="of:=AVERAGE([.H102:.H111])" office:value-type="float" office:value="1.56676599999999">
            <text:p>1.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074769">
            <text:p>10.075</text:p>
          </table:table-cell>
          <table:table-cell office:value-type="float" office:value="10">
            <text:p>10</text:p>
          </table:table-cell>
          <table:table-cell/>
          <table:table-cell table:formula="of:=ABS(100-[.E112]/[.F112]*100)" office:value-type="float" office:value="0.747689999999992">
            <text:p>0.7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3]/[.F113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4]/[.F114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5]/[.F115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6]/[.F116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.073231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7]/[.F117]*100)" office:value-type="float" office:value="0.732309999999998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8]/[.F118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9]/[.F119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20]/[.F120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.073231">
            <text:p>10.073</text:p>
          </table:table-cell>
          <table:table-cell office:value-type="float" office:value="10">
            <text:p>10</text:p>
          </table:table-cell>
          <table:table-cell table:formula="of:=SQRT(1/10*(([.F121]-[.E121])^2 + ([.F121]-[.E120])^2 + ([.F121]-[.E119])^2 + ([.F121]-[.E118])^2 + ([.F121]-[.E117])^2 + ([.F121]-[.E116])^2 + ([.F121]-[.E115])^2 + ([.F121]-[.E114])^2  + ([.F121]-[.E113])^2 + ([.F121]-[.E112])^2))" office:value-type="float" office:value="0.0731712440689642">
            <text:p>0.07</text:p>
          </table:table-cell>
          <table:table-cell table:formula="of:=ABS(100-[.E121]/[.F121]*100)" office:value-type="float" office:value="0.732309999999998">
            <text:p>0.73</text:p>
          </table:table-cell>
          <table:table-cell table:formula="of:=AVERAGE([.H112:.H121])" office:value-type="float" office:value="0.731692">
            <text:p>0.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2]/[.F122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.073231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3]/[.F123]*100)" office:value-type="float" office:value="0.209231428571428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4]/[.F124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5]/[.F125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6]/[.F126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7]/[.F127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8]/[.F128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5.073231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9]/[.F129]*100)" office:value-type="float" office:value="0.209231428571428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30]/[.F130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 table:formula="of:=SQRT(1/10*(([.F131]-[.E131])^2 + ([.F131]-[.E130])^2 + ([.F131]-[.E129])^2 + ([.F131]-[.E128])^2 + ([.F131]-[.E127])^2 + ([.F131]-[.E126])^2 + ([.F131]-[.E125])^2 + ([.F131]-[.E124])^2  + ([.F131]-[.E123])^2 + ([.F131]-[.E122])^2))" office:value-type="float" office:value="0.0729839046598619">
            <text:p>0.07</text:p>
          </table:table-cell>
          <table:table-cell table:formula="of:=ABS(100-[.E131]/[.F131]*100)" office:value-type="float" office:value="0.208348571428573">
            <text:p>0.21</text:p>
          </table:table-cell>
          <table:table-cell table:formula="of:=AVERAGE([.H122:.H131])" office:value-type="float" office:value="0.208525142857144">
            <text:p>0.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2]/[.F132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3]/[.F133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.072922">
            <text:p>50.073</text:p>
          </table:table-cell>
          <table:table-cell office:value-type="float" office:value="50">
            <text:p>50</text:p>
          </table:table-cell>
          <table:table-cell/>
          <table:table-cell table:formula="of:=ABS(100-[.E134]/[.F134]*100)" office:value-type="float" office:value="0.145843999999997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5]/[.F135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6]/[.F136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7]/[.F137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8]/[.F138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9]/[.F139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40]/[.F140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 table:formula="of:=SQRT(1/10*(([.F141]-[.E141])^2 + ([.F141]-[.E140])^2 + ([.F141]-[.E139])^2 + ([.F141]-[.E138])^2 + ([.F141]-[.E137])^2 + ([.F141]-[.E136])^2 + ([.F141]-[.E135])^2 + ([.F141]-[.E134])^2  + ([.F141]-[.E133])^2 + ([.F141]-[.E132])^2))" office:value-type="float" office:value="0.0743103380459286">
            <text:p>0.07</text:p>
          </table:table-cell>
          <table:table-cell table:formula="of:=ABS(100-[.E141]/[.F141]*100)" office:value-type="float" office:value="0.148926000000003">
            <text:p>0.15</text:p>
          </table:table-cell>
          <table:table-cell table:formula="of:=AVERAGE([.H132:.H141])" office:value-type="float" office:value="0.148617800000002">
            <text:p>0.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.073235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2]/[.F142]*100)" office:value-type="float" office:value="0.073235000000011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3]/[.F143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4]/[.F144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5]/[.F145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6]/[.F146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7]/[.F147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8]/[.F148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9]/[.F149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.07354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150]/[.F150]*100)" office:value-type="float" office:value="0.0735399999999942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 table:formula="of:=SQRT(1/10*(([.F151]-[.E151])^2 + ([.F151]-[.E150])^2 + ([.F151]-[.E149])^2 + ([.F151]-[.E148])^2 + ([.F151]-[.E147])^2 + ([.F151]-[.E146])^2 + ([.F151]-[.E145])^2 + ([.F151]-[.E144])^2  + ([.F151]-[.E143])^2 + ([.F151]-[.E142])^2))" office:value-type="float" office:value="0.0730153692704523">
            <text:p>0.07</text:p>
          </table:table-cell>
          <table:table-cell table:formula="of:=ABS(100-[.E151]/[.F151]*100)" office:value-type="float" office:value="0.0729219999999913">
            <text:p>0.07</text:p>
          </table:table-cell>
          <table:table-cell table:formula="of:=AVERAGE([.H142:.H151])" office:value-type="float" office:value="0.0730150999999935">
            <text:p>0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2]/[.F152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3]/[.F153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4]/[.F154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5]/[.F155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0.074158">
            <text:p>230.074</text:p>
          </table:table-cell>
          <table:table-cell office:value-type="float" office:value="230">
            <text:p>230</text:p>
          </table:table-cell>
          <table:table-cell/>
          <table:table-cell table:formula="of:=ABS(100-[.E156]/[.F156]*100)" office:value-type="float" office:value="0.032242608695654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0.074768">
            <text:p>230.075</text:p>
          </table:table-cell>
          <table:table-cell office:value-type="float" office:value="230">
            <text:p>230</text:p>
          </table:table-cell>
          <table:table-cell/>
          <table:table-cell table:formula="of:=ABS(100-[.E157]/[.F157]*100)" office:value-type="float" office:value="0.0325078260869702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8]/[.F158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9]/[.F159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60]/[.F160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 table:formula="of:=SQRT(1/10*(([.F161]-[.E161])^2 + ([.F161]-[.E160])^2 + ([.F161]-[.E159])^2 + ([.F161]-[.E158])^2 + ([.F161]-[.E157])^2 + ([.F161]-[.E156])^2 + ([.F161]-[.E155])^2 + ([.F161]-[.E154])^2  + ([.F161]-[.E153])^2 + ([.F161]-[.E152])^2))" office:value-type="float" office:value="0.0732329211898645">
            <text:p>0.07</text:p>
          </table:table-cell>
          <table:table-cell table:formula="of:=ABS(100-[.E161]/[.F161]*100)" office:value-type="float" office:value="0.0317052173913055">
            <text:p>0.03</text:p>
          </table:table-cell>
          <table:table-cell table:formula="of:=AVERAGE([.H152:.H161])" office:value-type="float" office:value="0.0318392173913068">
            <text:p>0.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0.074158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2]/[.F162]*100)" office:value-type="float" office:value="0.0185394999999886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3]/[.F163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4]/[.F164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0.073547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5]/[.F165]*100)" office:value-type="float" office:value="0.0183867500000048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0.07446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6]/[.F166]*100)" office:value-type="float" office:value="0.018615749999995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7]/[.F167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00.073547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8]/[.F168]*100)" office:value-type="float" office:value="0.0183867500000048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9]/[.F169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70]/[.F170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00.072937">
            <text:p>400.073</text:p>
          </table:table-cell>
          <table:table-cell office:value-type="float" office:value="400">
            <text:p>400</text:p>
          </table:table-cell>
          <table:table-cell table:formula="of:=SQRT(1/10*(([.F171]-[.E171])^2 + ([.F171]-[.E170])^2 + ([.F171]-[.E169])^2 + ([.F171]-[.E168])^2 + ([.F171]-[.E167])^2 + ([.F171]-[.E166])^2 + ([.F171]-[.E165])^2 + ([.F171]-[.E164])^2  + ([.F171]-[.E163])^2 + ([.F171]-[.E162])^2))" office:value-type="float" office:value="0.0737926851151232">
            <text:p>0.07</text:p>
          </table:table-cell>
          <table:table-cell table:formula="of:=ABS(100-[.E171]/[.F171]*100)" office:value-type="float" office:value="0.0182342500000061">
            <text:p>0.02</text:p>
          </table:table-cell>
          <table:table-cell table:formula="of:=AVERAGE([.H162:.H171])" office:value-type="float" office:value="0.0184479249999981">
            <text:p>0.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0.072937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2]/[.F172]*100)" office:value-type="float" office:value="0.011221076923078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0.072937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3]/[.F173]*100)" office:value-type="float" office:value="0.011221076923078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0.073242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4]/[.F174]*100)" office:value-type="float" office:value="0.011268000000001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0.074768">
            <text:p>650.075</text:p>
          </table:table-cell>
          <table:table-cell office:value-type="float" office:value="650">
            <text:p>650</text:p>
          </table:table-cell>
          <table:table-cell/>
          <table:table-cell table:formula="of:=ABS(100-[.E175]/[.F175]*100)" office:value-type="float" office:value="0.01150276923075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176]/[.F176]*100)" office:value-type="float" office:value="0.011455846153850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177]/[.F177]*100)" office:value-type="float" office:value="0.011455846153850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178]/[.F178]*100)" office:value-type="float" office:value="0.011455846153850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50.072937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9]/[.F179]*100)" office:value-type="float" office:value="0.011221076923078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0.074768">
            <text:p>650.075</text:p>
          </table:table-cell>
          <table:table-cell office:value-type="float" office:value="650">
            <text:p>650</text:p>
          </table:table-cell>
          <table:table-cell/>
          <table:table-cell table:formula="of:=ABS(100-[.E180]/[.F180]*100)" office:value-type="float" office:value="0.01150276923075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 table:formula="of:=SQRT(1/10*(([.F181]-[.E181])^2 + ([.F181]-[.E180])^2 + ([.F181]-[.E179])^2 + ([.F181]-[.E178])^2 + ([.F181]-[.E177])^2 + ([.F181]-[.E176])^2 + ([.F181]-[.E175])^2 + ([.F181]-[.E174])^2  + ([.F181]-[.E173])^2 + ([.F181]-[.E172])^2))" office:value-type="float" office:value="0.0739481369576171">
            <text:p>0.07</text:p>
          </table:table-cell>
          <table:table-cell table:formula="of:=ABS(100-[.E181]/[.F181]*100)" office:value-type="float" office:value="0.0114558461538508">
            <text:p>0.01</text:p>
          </table:table-cell>
          <table:table-cell table:formula="of:=AVERAGE([.H172:.H181])" office:value-type="float" office:value="0.0113760153846158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0.073547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182]/[.F182]*100)" office:value-type="float" office:value="0.0081718888888815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3]/[.F183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.073242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4]/[.F184]*100)" office:value-type="float" office:value="0.0081380000000166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0.073853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185]/[.F185]*100)" office:value-type="float" office:value="0.0082058888888809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6]/[.F186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7]/[.F187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0.073242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8]/[.F188]*100)" office:value-type="float" office:value="0.0081380000000166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9]/[.F189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00.073853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190]/[.F190]*100)" office:value-type="float" office:value="0.0082058888888809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0.073853">
            <text:p>900.074</text:p>
          </table:table-cell>
          <table:table-cell office:value-type="float" office:value="900">
            <text:p>900</text:p>
          </table:table-cell>
          <table:table-cell table:formula="of:=SQRT(1/10*(([.F191]-[.E191])^2 + ([.F191]-[.E190])^2 + ([.F191]-[.E189])^2 + ([.F191]-[.E188])^2 + ([.F191]-[.E187])^2 + ([.F191]-[.E186])^2 + ([.F191]-[.E185])^2 + ([.F191]-[.E184])^2  + ([.F191]-[.E183])^2 + ([.F191]-[.E182])^2))" office:value-type="float" office:value="0.0733348232697243">
            <text:p>0.07</text:p>
          </table:table-cell>
          <table:table-cell table:formula="of:=ABS(100-[.E191]/[.F191]*100)" office:value-type="float" office:value="0.00820588888888096">
            <text:p>0.01</text:p>
          </table:table-cell>
          <table:table-cell table:formula="of:=AVERAGE([.H182:.H191])" office:value-type="float" office:value="0.00814820000000509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50.074463">
            <text:p>1250.074</text:p>
          </table:table-cell>
          <table:table-cell office:value-type="float" office:value="1250">
            <text:p>1250</text:p>
          </table:table-cell>
          <table:table-cell/>
          <table:table-cell table:formula="of:=ABS(100-[.E192]/[.F192]*100)" office:value-type="float" office:value="0.0059570399999984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0.074829">
            <text:p>1250.075</text:p>
          </table:table-cell>
          <table:table-cell office:value-type="float" office:value="1250">
            <text:p>1250</text:p>
          </table:table-cell>
          <table:table-cell/>
          <table:table-cell table:formula="of:=ABS(100-[.E193]/[.F193]*100)" office:value-type="float" office:value="0.00598631999999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0.074463">
            <text:p>1250.074</text:p>
          </table:table-cell>
          <table:table-cell office:value-type="float" office:value="1250">
            <text:p>1250</text:p>
          </table:table-cell>
          <table:table-cell/>
          <table:table-cell table:formula="of:=ABS(100-[.E194]/[.F194]*100)" office:value-type="float" office:value="0.0059570399999984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50.07348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5]/[.F195]*100)" office:value-type="float" office:value="0.0058788800000115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50.07287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6]/[.F196]*100)" office:value-type="float" office:value="0.0058300799999955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0.07287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7]/[.F197]*100)" office:value-type="float" office:value="0.0058300799999955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50.073242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8]/[.F198]*100)" office:value-type="float" office:value="0.005859359999988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50.07348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9]/[.F199]*100)" office:value-type="float" office:value="0.0058788800000115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50.074829">
            <text:p>1250.075</text:p>
          </table:table-cell>
          <table:table-cell office:value-type="float" office:value="1250">
            <text:p>1250</text:p>
          </table:table-cell>
          <table:table-cell/>
          <table:table-cell table:formula="of:=ABS(100-[.E200]/[.F200]*100)" office:value-type="float" office:value="0.00598631999999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250.074463">
            <text:p>1250.074</text:p>
          </table:table-cell>
          <table:table-cell office:value-type="float" office:value="1250">
            <text:p>1250</text:p>
          </table:table-cell>
          <table:table-cell table:formula="of:=SQRT(1/10*(([.F201]-[.E201])^2 + ([.F201]-[.E200])^2 + ([.F201]-[.E199])^2 + ([.F201]-[.E198])^2 + ([.F201]-[.E197])^2 + ([.F201]-[.E196])^2 + ([.F201]-[.E195])^2 + ([.F201]-[.E194])^2  + ([.F201]-[.E193])^2 + ([.F201]-[.E192])^2))" office:value-type="float" office:value="0.0739050548318014">
            <text:p>0.07</text:p>
          </table:table-cell>
          <table:table-cell table:formula="of:=ABS(100-[.E201]/[.F201]*100)" office:value-type="float" office:value="0.00595703999999842">
            <text:p>0.01</text:p>
          </table:table-cell>
          <table:table-cell table:formula="of:=AVERAGE([.H192:.H201])" office:value-type="float" office:value="0.00591210399999795">
            <text:p>0.0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.178955">
            <text:p>60.179</text:p>
          </table:table-cell>
          <table:table-cell office:value-type="float" office:value="5">
            <text:p>5</text:p>
          </table:table-cell>
          <table:table-cell/>
          <table:table-cell table:formula="of:=ABS(100-[.E202]/[.F202]*100)" office:value-type="float" office:value="1103.5791">
            <text:p>1103.5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473232">
            <text:p>45.473</text:p>
          </table:table-cell>
          <table:table-cell office:value-type="float" office:value="5">
            <text:p>5</text:p>
          </table:table-cell>
          <table:table-cell/>
          <table:table-cell table:formula="of:=ABS(100-[.E203]/[.F203]*100)" office:value-type="float" office:value="809.46464">
            <text:p>809.4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.443691">
            <text:p>45.444</text:p>
          </table:table-cell>
          <table:table-cell office:value-type="float" office:value="5">
            <text:p>5</text:p>
          </table:table-cell>
          <table:table-cell/>
          <table:table-cell table:formula="of:=ABS(100-[.E204]/[.F204]*100)" office:value-type="float" office:value="808.87382">
            <text:p>808.8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.545231">
            <text:p>45.545</text:p>
          </table:table-cell>
          <table:table-cell office:value-type="float" office:value="5">
            <text:p>5</text:p>
          </table:table-cell>
          <table:table-cell/>
          <table:table-cell table:formula="of:=ABS(100-[.E205]/[.F205]*100)" office:value-type="float" office:value="810.90462">
            <text:p>810.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5.443386">
            <text:p>45.443</text:p>
          </table:table-cell>
          <table:table-cell office:value-type="float" office:value="5">
            <text:p>5</text:p>
          </table:table-cell>
          <table:table-cell/>
          <table:table-cell table:formula="of:=ABS(100-[.E206]/[.F206]*100)" office:value-type="float" office:value="808.86772">
            <text:p>808.8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.528">
            <text:p>45.528</text:p>
          </table:table-cell>
          <table:table-cell office:value-type="float" office:value="5">
            <text:p>5</text:p>
          </table:table-cell>
          <table:table-cell/>
          <table:table-cell table:formula="of:=ABS(100-[.E207]/[.F207]*100)" office:value-type="float" office:value="810.56">
            <text:p>810.5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5.517845">
            <text:p>45.518</text:p>
          </table:table-cell>
          <table:table-cell office:value-type="float" office:value="5">
            <text:p>5</text:p>
          </table:table-cell>
          <table:table-cell/>
          <table:table-cell table:formula="of:=ABS(100-[.E208]/[.F208]*100)" office:value-type="float" office:value="810.3569">
            <text:p>810.3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.412308">
            <text:p>45.412</text:p>
          </table:table-cell>
          <table:table-cell office:value-type="float" office:value="5">
            <text:p>5</text:p>
          </table:table-cell>
          <table:table-cell/>
          <table:table-cell table:formula="of:=ABS(100-[.E209]/[.F209]*100)" office:value-type="float" office:value="808.24616">
            <text:p>808.2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.538155">
            <text:p>45.538</text:p>
          </table:table-cell>
          <table:table-cell office:value-type="float" office:value="5">
            <text:p>5</text:p>
          </table:table-cell>
          <table:table-cell/>
          <table:table-cell table:formula="of:=ABS(100-[.E210]/[.F210]*100)" office:value-type="float" office:value="810.7631">
            <text:p>810.7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.616001">
            <text:p>45.616</text:p>
          </table:table-cell>
          <table:table-cell office:value-type="float" office:value="5">
            <text:p>5</text:p>
          </table:table-cell>
          <table:table-cell table:formula="of:=SQRT(1/10*(([.F211]-[.E211])^2 + ([.F211]-[.E210])^2 + ([.F211]-[.E209])^2 + ([.F211]-[.E208])^2 + ([.F211]-[.E207])^2 + ([.F211]-[.E206])^2 + ([.F211]-[.E205])^2 + ([.F211]-[.E204])^2  + ([.F211]-[.E203])^2 + ([.F211]-[.E202])^2))" office:value-type="float" office:value="42.2000541308617">
            <text:p>42.2</text:p>
          </table:table-cell>
          <table:table-cell table:formula="of:=ABS(100-[.E211]/[.F211]*100)" office:value-type="float" office:value="812.32002">
            <text:p>812.32</text:p>
          </table:table-cell>
          <table:table-cell table:formula="of:=AVERAGE([.H202:.H211])" office:value-type="float" office:value="839.393608">
            <text:p>839.39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.487385">
            <text:p>45.487</text:p>
          </table:table-cell>
          <table:table-cell office:value-type="float" office:value="10">
            <text:p>10</text:p>
          </table:table-cell>
          <table:table-cell/>
          <table:table-cell table:formula="of:=ABS(100-[.E212]/[.F212]*100)" office:value-type="float" office:value="354.87385">
            <text:p>354.87</text:p>
          </table:table-cell>
          <table:table-cell/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45.520309">
            <text:p>45.520</text:p>
          </table:table-cell>
          <table:table-cell office:value-type="float" office:value="10">
            <text:p>10</text:p>
          </table:table-cell>
          <table:table-cell/>
          <table:table-cell table:formula="of:=ABS(100-[.E213]/[.F213]*100)" office:value-type="float" office:value="355.20309">
            <text:p>355.2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.701847">
            <text:p>45.702</text:p>
          </table:table-cell>
          <table:table-cell office:value-type="float" office:value="10">
            <text:p>10</text:p>
          </table:table-cell>
          <table:table-cell/>
          <table:table-cell table:formula="of:=ABS(100-[.E214]/[.F214]*100)" office:value-type="float" office:value="357.01847">
            <text:p>357.02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.546768">
            <text:p>45.547</text:p>
          </table:table-cell>
          <table:table-cell office:value-type="float" office:value="10">
            <text:p>10</text:p>
          </table:table-cell>
          <table:table-cell/>
          <table:table-cell table:formula="of:=ABS(100-[.E215]/[.F215]*100)" office:value-type="float" office:value="355.46768">
            <text:p>355.47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.657539">
            <text:p>45.658</text:p>
          </table:table-cell>
          <table:table-cell office:value-type="float" office:value="10">
            <text:p>10</text:p>
          </table:table-cell>
          <table:table-cell/>
          <table:table-cell table:formula="of:=ABS(100-[.E216]/[.F216]*100)" office:value-type="float" office:value="356.57539">
            <text:p>356.58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.355999">
            <text:p>45.356</text:p>
          </table:table-cell>
          <table:table-cell office:value-type="float" office:value="10">
            <text:p>10</text:p>
          </table:table-cell>
          <table:table-cell/>
          <table:table-cell table:formula="of:=ABS(100-[.E217]/[.F217]*100)" office:value-type="float" office:value="353.55999">
            <text:p>353.56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.439999">
            <text:p>45.440</text:p>
          </table:table-cell>
          <table:table-cell office:value-type="float" office:value="10">
            <text:p>10</text:p>
          </table:table-cell>
          <table:table-cell/>
          <table:table-cell table:formula="of:=ABS(100-[.E218]/[.F218]*100)" office:value-type="float" office:value="354.39999">
            <text:p>354.4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.466461">
            <text:p>45.466</text:p>
          </table:table-cell>
          <table:table-cell office:value-type="float" office:value="10">
            <text:p>10</text:p>
          </table:table-cell>
          <table:table-cell/>
          <table:table-cell table:formula="of:=ABS(100-[.E219]/[.F219]*100)" office:value-type="float" office:value="354.66461">
            <text:p>354.66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.542461">
            <text:p>45.542</text:p>
          </table:table-cell>
          <table:table-cell office:value-type="float" office:value="10">
            <text:p>10</text:p>
          </table:table-cell>
          <table:table-cell/>
          <table:table-cell table:formula="of:=ABS(100-[.E220]/[.F220]*100)" office:value-type="float" office:value="355.42461">
            <text:p>355.42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5.333229">
            <text:p>45.333</text:p>
          </table:table-cell>
          <table:table-cell office:value-type="float" office:value="10">
            <text:p>10</text:p>
          </table:table-cell>
          <table:table-cell table:formula="of:=SQRT(1/10*(([.F221]-[.E221])^2 + ([.F221]-[.E220])^2 + ([.F221]-[.E219])^2 + ([.F221]-[.E218])^2 + ([.F221]-[.E217])^2 + ([.F221]-[.E216])^2 + ([.F221]-[.E215])^2 + ([.F221]-[.E214])^2  + ([.F221]-[.E213])^2 + ([.F221]-[.E212])^2))" office:value-type="float" office:value="35.5053730910731">
            <text:p>35.51</text:p>
          </table:table-cell>
          <table:table-cell table:formula="of:=ABS(100-[.E221]/[.F221]*100)" office:value-type="float" office:value="353.33229">
            <text:p>353.33</text:p>
          </table:table-cell>
          <table:table-cell table:formula="of:=AVERAGE([.H212:.H221])" office:value-type="float" office:value="355.051997">
            <text:p>355.0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.195076">
            <text:p>68.195</text:p>
          </table:table-cell>
          <table:table-cell office:value-type="float" office:value="35">
            <text:p>35</text:p>
          </table:table-cell>
          <table:table-cell/>
          <table:table-cell table:formula="of:=ABS(100-[.E222]/[.F222]*100)" office:value-type="float" office:value="94.8430742857143">
            <text:p>94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8.27169">
            <text:p>68.272</text:p>
          </table:table-cell>
          <table:table-cell office:value-type="float" office:value="35">
            <text:p>35</text:p>
          </table:table-cell>
          <table:table-cell/>
          <table:table-cell table:formula="of:=ABS(100-[.E223]/[.F223]*100)" office:value-type="float" office:value="95.0619714285714">
            <text:p>95.0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8.109535">
            <text:p>68.110</text:p>
          </table:table-cell>
          <table:table-cell office:value-type="float" office:value="35">
            <text:p>35</text:p>
          </table:table-cell>
          <table:table-cell/>
          <table:table-cell table:formula="of:=ABS(100-[.E224]/[.F224]*100)" office:value-type="float" office:value="94.5986714285714">
            <text:p>94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.980309">
            <text:p>67.980</text:p>
          </table:table-cell>
          <table:table-cell office:value-type="float" office:value="35">
            <text:p>35</text:p>
          </table:table-cell>
          <table:table-cell/>
          <table:table-cell table:formula="of:=ABS(100-[.E225]/[.F225]*100)" office:value-type="float" office:value="94.2294542857143">
            <text:p>94.2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8.056305">
            <text:p>68.056</text:p>
          </table:table-cell>
          <table:table-cell office:value-type="float" office:value="35">
            <text:p>35</text:p>
          </table:table-cell>
          <table:table-cell/>
          <table:table-cell table:formula="of:=ABS(100-[.E226]/[.F226]*100)" office:value-type="float" office:value="94.4465857142857">
            <text:p>94.4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8.042152">
            <text:p>68.042</text:p>
          </table:table-cell>
          <table:table-cell office:value-type="float" office:value="35">
            <text:p>35</text:p>
          </table:table-cell>
          <table:table-cell/>
          <table:table-cell table:formula="of:=ABS(100-[.E227]/[.F227]*100)" office:value-type="float" office:value="94.4061485714286">
            <text:p>94.4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8.12677">
            <text:p>68.127</text:p>
          </table:table-cell>
          <table:table-cell office:value-type="float" office:value="35">
            <text:p>35</text:p>
          </table:table-cell>
          <table:table-cell/>
          <table:table-cell table:formula="of:=ABS(100-[.E228]/[.F228]*100)" office:value-type="float" office:value="94.6479142857143">
            <text:p>94.6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8.071388">
            <text:p>68.071</text:p>
          </table:table-cell>
          <table:table-cell office:value-type="float" office:value="35">
            <text:p>35</text:p>
          </table:table-cell>
          <table:table-cell/>
          <table:table-cell table:formula="of:=ABS(100-[.E229]/[.F229]*100)" office:value-type="float" office:value="94.48968">
            <text:p>94.4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8.053535">
            <text:p>68.054</text:p>
          </table:table-cell>
          <table:table-cell office:value-type="float" office:value="35">
            <text:p>35</text:p>
          </table:table-cell>
          <table:table-cell/>
          <table:table-cell table:formula="of:=ABS(100-[.E230]/[.F230]*100)" office:value-type="float" office:value="94.4386714285714">
            <text:p>94.4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8.036003">
            <text:p>68.036</text:p>
          </table:table-cell>
          <table:table-cell office:value-type="float" office:value="35">
            <text:p>35</text:p>
          </table:table-cell>
          <table:table-cell table:formula="of:=SQRT(1/10*(([.F231]-[.E231])^2 + ([.F231]-[.E230])^2 + ([.F231]-[.E229])^2 + ([.F231]-[.E228])^2 + ([.F231]-[.E227])^2 + ([.F231]-[.E226])^2 + ([.F231]-[.E225])^2 + ([.F231]-[.E224])^2  + ([.F231]-[.E223])^2 + ([.F231]-[.E222])^2))" office:value-type="float" office:value="33.0943754887283">
            <text:p>33.09</text:p>
          </table:table-cell>
          <table:table-cell table:formula="of:=ABS(100-[.E231]/[.F231]*100)" office:value-type="float" office:value="94.38858">
            <text:p>94.39</text:p>
          </table:table-cell>
          <table:table-cell table:formula="of:=AVERAGE([.H222:.H231])" office:value-type="float" office:value="94.5550751428571">
            <text:p>94.56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.595078">
            <text:p>90.595</text:p>
          </table:table-cell>
          <table:table-cell office:value-type="float" office:value="50">
            <text:p>50</text:p>
          </table:table-cell>
          <table:table-cell/>
          <table:table-cell table:formula="of:=ABS(100-[.E232]/[.F232]*100)" office:value-type="float" office:value="81.190156">
            <text:p>81.1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0.519691">
            <text:p>90.520</text:p>
          </table:table-cell>
          <table:table-cell office:value-type="float" office:value="50">
            <text:p>50</text:p>
          </table:table-cell>
          <table:table-cell/>
          <table:table-cell table:formula="of:=ABS(100-[.E233]/[.F233]*100)" office:value-type="float" office:value="81.039382">
            <text:p>81.0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.642151">
            <text:p>90.642</text:p>
          </table:table-cell>
          <table:table-cell office:value-type="float" office:value="50">
            <text:p>50</text:p>
          </table:table-cell>
          <table:table-cell/>
          <table:table-cell table:formula="of:=ABS(100-[.E234]/[.F234]*100)" office:value-type="float" office:value="81.284302">
            <text:p>81.2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0.655998">
            <text:p>90.656</text:p>
          </table:table-cell>
          <table:table-cell office:value-type="float" office:value="50">
            <text:p>50</text:p>
          </table:table-cell>
          <table:table-cell/>
          <table:table-cell table:formula="of:=ABS(100-[.E235]/[.F235]*100)" office:value-type="float" office:value="81.311996">
            <text:p>81.3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0.696922">
            <text:p>90.697</text:p>
          </table:table-cell>
          <table:table-cell office:value-type="float" office:value="50">
            <text:p>50</text:p>
          </table:table-cell>
          <table:table-cell/>
          <table:table-cell table:formula="of:=ABS(100-[.E236]/[.F236]*100)" office:value-type="float" office:value="81.393844">
            <text:p>81.3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.792305">
            <text:p>90.792</text:p>
          </table:table-cell>
          <table:table-cell office:value-type="float" office:value="50">
            <text:p>50</text:p>
          </table:table-cell>
          <table:table-cell/>
          <table:table-cell table:formula="of:=ABS(100-[.E237]/[.F237]*100)" office:value-type="float" office:value="81.58461">
            <text:p>81.5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8.199387">
            <text:p>68.199</text:p>
          </table:table-cell>
          <table:table-cell office:value-type="float" office:value="50">
            <text:p>50</text:p>
          </table:table-cell>
          <table:table-cell/>
          <table:table-cell table:formula="of:=ABS(100-[.E238]/[.F238]*100)" office:value-type="float" office:value="36.398774">
            <text:p>36.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.636925">
            <text:p>90.637</text:p>
          </table:table-cell>
          <table:table-cell office:value-type="float" office:value="50">
            <text:p>50</text:p>
          </table:table-cell>
          <table:table-cell/>
          <table:table-cell table:formula="of:=ABS(100-[.E239]/[.F239]*100)" office:value-type="float" office:value="81.27385">
            <text:p>81.2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0.68277">
            <text:p>90.683</text:p>
          </table:table-cell>
          <table:table-cell office:value-type="float" office:value="50">
            <text:p>50</text:p>
          </table:table-cell>
          <table:table-cell/>
          <table:table-cell table:formula="of:=ABS(100-[.E240]/[.F240]*100)" office:value-type="float" office:value="81.36554">
            <text:p>81.3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.676308">
            <text:p>90.676</text:p>
          </table:table-cell>
          <table:table-cell office:value-type="float" office:value="50">
            <text:p>50</text:p>
          </table:table-cell>
          <table:table-cell table:formula="of:=SQRT(1/10*(([.F241]-[.E241])^2 + ([.F241]-[.E240])^2 + ([.F241]-[.E239])^2 + ([.F241]-[.E238])^2 + ([.F241]-[.E237])^2 + ([.F241]-[.E236])^2 + ([.F241]-[.E235])^2 + ([.F241]-[.E234])^2  + ([.F241]-[.E233])^2 + ([.F241]-[.E232])^2))" office:value-type="float" office:value="38.9961268632497">
            <text:p>39</text:p>
          </table:table-cell>
          <table:table-cell table:formula="of:=ABS(100-[.E241]/[.F241]*100)" office:value-type="float" office:value="81.352616">
            <text:p>81.35</text:p>
          </table:table-cell>
          <table:table-cell table:formula="of:=AVERAGE([.H232:.H241])" office:value-type="float" office:value="76.819507">
            <text:p>76.8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5.79631">
            <text:p>135.796</text:p>
          </table:table-cell>
          <table:table-cell office:value-type="float" office:value="100">
            <text:p>100</text:p>
          </table:table-cell>
          <table:table-cell/>
          <table:table-cell table:formula="of:=ABS(100-[.E242]/[.F242]*100)" office:value-type="float" office:value="35.79631">
            <text:p>35.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5.717224">
            <text:p>135.717</text:p>
          </table:table-cell>
          <table:table-cell office:value-type="float" office:value="100">
            <text:p>100</text:p>
          </table:table-cell>
          <table:table-cell/>
          <table:table-cell table:formula="of:=ABS(100-[.E243]/[.F243]*100)" office:value-type="float" office:value="35.717224">
            <text:p>35.7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5.816925">
            <text:p>135.817</text:p>
          </table:table-cell>
          <table:table-cell office:value-type="float" office:value="100">
            <text:p>100</text:p>
          </table:table-cell>
          <table:table-cell/>
          <table:table-cell table:formula="of:=ABS(100-[.E244]/[.F244]*100)" office:value-type="float" office:value="35.816925">
            <text:p>35.8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5.836609">
            <text:p>135.837</text:p>
          </table:table-cell>
          <table:table-cell office:value-type="float" office:value="100">
            <text:p>100</text:p>
          </table:table-cell>
          <table:table-cell/>
          <table:table-cell table:formula="of:=ABS(100-[.E245]/[.F245]*100)" office:value-type="float" office:value="35.836609">
            <text:p>35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35.744308">
            <text:p>135.744</text:p>
          </table:table-cell>
          <table:table-cell office:value-type="float" office:value="100">
            <text:p>100</text:p>
          </table:table-cell>
          <table:table-cell/>
          <table:table-cell table:formula="of:=ABS(100-[.E246]/[.F246]*100)" office:value-type="float" office:value="35.744308">
            <text:p>35.7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5.798462">
            <text:p>135.798</text:p>
          </table:table-cell>
          <table:table-cell office:value-type="float" office:value="100">
            <text:p>100</text:p>
          </table:table-cell>
          <table:table-cell/>
          <table:table-cell table:formula="of:=ABS(100-[.E247]/[.F247]*100)" office:value-type="float" office:value="35.798462">
            <text:p>35.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5.681534">
            <text:p>135.682</text:p>
          </table:table-cell>
          <table:table-cell office:value-type="float" office:value="100">
            <text:p>100</text:p>
          </table:table-cell>
          <table:table-cell/>
          <table:table-cell table:formula="of:=ABS(100-[.E248]/[.F248]*100)" office:value-type="float" office:value="35.681534">
            <text:p>35.6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5.839996">
            <text:p>135.840</text:p>
          </table:table-cell>
          <table:table-cell office:value-type="float" office:value="100">
            <text:p>100</text:p>
          </table:table-cell>
          <table:table-cell/>
          <table:table-cell table:formula="of:=ABS(100-[.E249]/[.F249]*100)" office:value-type="float" office:value="35.839996">
            <text:p>35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5.731079">
            <text:p>135.731</text:p>
          </table:table-cell>
          <table:table-cell office:value-type="float" office:value="100">
            <text:p>100</text:p>
          </table:table-cell>
          <table:table-cell/>
          <table:table-cell table:formula="of:=ABS(100-[.E250]/[.F250]*100)" office:value-type="float" office:value="35.731079">
            <text:p>35.7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5.649536">
            <text:p>135.650</text:p>
          </table:table-cell>
          <table:table-cell office:value-type="float" office:value="100">
            <text:p>100</text:p>
          </table:table-cell>
          <table:table-cell table:formula="of:=SQRT(1/10*(([.F251]-[.E251])^2 + ([.F251]-[.E250])^2 + ([.F251]-[.E249])^2 + ([.F251]-[.E248])^2 + ([.F251]-[.E247])^2 + ([.F251]-[.E246])^2 + ([.F251]-[.E245])^2 + ([.F251]-[.E244])^2  + ([.F251]-[.E243])^2 + ([.F251]-[.E242])^2))" office:value-type="float" office:value="35.7612536166083">
            <text:p>35.76</text:p>
          </table:table-cell>
          <table:table-cell table:formula="of:=ABS(100-[.E251]/[.F251]*100)" office:value-type="float" office:value="35.649536">
            <text:p>35.65</text:p>
          </table:table-cell>
          <table:table-cell table:formula="of:=AVERAGE([.H242:.H251])" office:value-type="float" office:value="35.7611983">
            <text:p>35.76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1.217529">
            <text:p>271.218</text:p>
          </table:table-cell>
          <table:table-cell office:value-type="float" office:value="230">
            <text:p>230</text:p>
          </table:table-cell>
          <table:table-cell/>
          <table:table-cell table:formula="of:=ABS(100-[.E252]/[.F252]*100)" office:value-type="float" office:value="17.9206647826087">
            <text:p>17.9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1.069855">
            <text:p>271.070</text:p>
          </table:table-cell>
          <table:table-cell office:value-type="float" office:value="230">
            <text:p>230</text:p>
          </table:table-cell>
          <table:table-cell/>
          <table:table-cell table:formula="of:=ABS(100-[.E253]/[.F253]*100)" office:value-type="float" office:value="17.8564586956522">
            <text:p>17.8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71.230469">
            <text:p>271.230</text:p>
          </table:table-cell>
          <table:table-cell office:value-type="float" office:value="230">
            <text:p>230</text:p>
          </table:table-cell>
          <table:table-cell/>
          <table:table-cell table:formula="of:=ABS(100-[.E254]/[.F254]*100)" office:value-type="float" office:value="17.9262908695652">
            <text:p>17.9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0.979706">
            <text:p>270.980</text:p>
          </table:table-cell>
          <table:table-cell office:value-type="float" office:value="230">
            <text:p>230</text:p>
          </table:table-cell>
          <table:table-cell/>
          <table:table-cell table:formula="of:=ABS(100-[.E255]/[.F255]*100)" office:value-type="float" office:value="17.8172634782609">
            <text:p>17.8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8.772614">
            <text:p>248.773</text:p>
          </table:table-cell>
          <table:table-cell office:value-type="float" office:value="230">
            <text:p>230</text:p>
          </table:table-cell>
          <table:table-cell/>
          <table:table-cell table:formula="of:=ABS(100-[.E256]/[.F256]*100)" office:value-type="float" office:value="8.16200608695652">
            <text:p>8.1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48.672928">
            <text:p>248.673</text:p>
          </table:table-cell>
          <table:table-cell office:value-type="float" office:value="230">
            <text:p>230</text:p>
          </table:table-cell>
          <table:table-cell/>
          <table:table-cell table:formula="of:=ABS(100-[.E257]/[.F257]*100)" office:value-type="float" office:value="8.11866434782608">
            <text:p>8.1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8.808304">
            <text:p>248.808</text:p>
          </table:table-cell>
          <table:table-cell office:value-type="float" office:value="230">
            <text:p>230</text:p>
          </table:table-cell>
          <table:table-cell/>
          <table:table-cell table:formula="of:=ABS(100-[.E258]/[.F258]*100)" office:value-type="float" office:value="8.17752347826087">
            <text:p>8.1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8.740005">
            <text:p>248.740</text:p>
          </table:table-cell>
          <table:table-cell office:value-type="float" office:value="230">
            <text:p>230</text:p>
          </table:table-cell>
          <table:table-cell/>
          <table:table-cell table:formula="of:=ABS(100-[.E259]/[.F259]*100)" office:value-type="float" office:value="8.14782826086957">
            <text:p>8.1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0.959076">
            <text:p>270.959</text:p>
          </table:table-cell>
          <table:table-cell office:value-type="float" office:value="230">
            <text:p>230</text:p>
          </table:table-cell>
          <table:table-cell/>
          <table:table-cell table:formula="of:=ABS(100-[.E260]/[.F260]*100)" office:value-type="float" office:value="17.8082939130435">
            <text:p>17.8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1.231689">
            <text:p>271.232</text:p>
          </table:table-cell>
          <table:table-cell office:value-type="float" office:value="230">
            <text:p>230</text:p>
          </table:table-cell>
          <table:table-cell table:formula="of:=SQRT(1/10*(([.F261]-[.E261])^2 + ([.F261]-[.E260])^2 + ([.F261]-[.E259])^2 + ([.F261]-[.E258])^2 + ([.F261]-[.E257])^2 + ([.F261]-[.E256])^2 + ([.F261]-[.E255])^2 + ([.F261]-[.E254])^2  + ([.F261]-[.E253])^2 + ([.F261]-[.E252])^2))" office:value-type="float" office:value="33.9832797301885">
            <text:p>33.98</text:p>
          </table:table-cell>
          <table:table-cell table:formula="of:=ABS(100-[.E261]/[.F261]*100)" office:value-type="float" office:value="17.9268213043478">
            <text:p>17.93</text:p>
          </table:table-cell>
          <table:table-cell table:formula="of:=AVERAGE([.H252:.H261])" office:value-type="float" office:value="13.9861815217391">
            <text:p>13.99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.68924">
            <text:p>428.689</text:p>
          </table:table-cell>
          <table:table-cell office:value-type="float" office:value="400">
            <text:p>400</text:p>
          </table:table-cell>
          <table:table-cell/>
          <table:table-cell table:formula="of:=ABS(100-[.E262]/[.F262]*100)" office:value-type="float" office:value="7.17231000000001">
            <text:p>7.1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28.808014">
            <text:p>428.808</text:p>
          </table:table-cell>
          <table:table-cell office:value-type="float" office:value="400">
            <text:p>400</text:p>
          </table:table-cell>
          <table:table-cell/>
          <table:table-cell table:formula="of:=ABS(100-[.E263]/[.F263]*100)" office:value-type="float" office:value="7.2020035">
            <text:p>7.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6.341217">
            <text:p>406.341</text:p>
          </table:table-cell>
          <table:table-cell office:value-type="float" office:value="400">
            <text:p>400</text:p>
          </table:table-cell>
          <table:table-cell/>
          <table:table-cell table:formula="of:=ABS(100-[.E264]/[.F264]*100)" office:value-type="float" office:value="1.58530424999998">
            <text:p>1.5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28.899078">
            <text:p>428.899</text:p>
          </table:table-cell>
          <table:table-cell office:value-type="float" office:value="400">
            <text:p>400</text:p>
          </table:table-cell>
          <table:table-cell/>
          <table:table-cell table:formula="of:=ABS(100-[.E265]/[.F265]*100)" office:value-type="float" office:value="7.22476949999999">
            <text:p>7.2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28.849548">
            <text:p>428.850</text:p>
          </table:table-cell>
          <table:table-cell office:value-type="float" office:value="400">
            <text:p>400</text:p>
          </table:table-cell>
          <table:table-cell/>
          <table:table-cell table:formula="of:=ABS(100-[.E266]/[.F266]*100)" office:value-type="float" office:value="7.21238699999999">
            <text:p>7.2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28.530762">
            <text:p>428.531</text:p>
          </table:table-cell>
          <table:table-cell office:value-type="float" office:value="400">
            <text:p>400</text:p>
          </table:table-cell>
          <table:table-cell/>
          <table:table-cell table:formula="of:=ABS(100-[.E267]/[.F267]*100)" office:value-type="float" office:value="7.13269050000001">
            <text:p>7.1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29.13385">
            <text:p>429.134</text:p>
          </table:table-cell>
          <table:table-cell office:value-type="float" office:value="400">
            <text:p>400</text:p>
          </table:table-cell>
          <table:table-cell/>
          <table:table-cell table:formula="of:=ABS(100-[.E268]/[.F268]*100)" office:value-type="float" office:value="7.2834625">
            <text:p>7.2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29.171692">
            <text:p>429.172</text:p>
          </table:table-cell>
          <table:table-cell office:value-type="float" office:value="400">
            <text:p>400</text:p>
          </table:table-cell>
          <table:table-cell/>
          <table:table-cell table:formula="of:=ABS(100-[.E269]/[.F269]*100)" office:value-type="float" office:value="7.292923">
            <text:p>7.2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28.857849">
            <text:p>428.858</text:p>
          </table:table-cell>
          <table:table-cell office:value-type="float" office:value="400">
            <text:p>400</text:p>
          </table:table-cell>
          <table:table-cell/>
          <table:table-cell table:formula="of:=ABS(100-[.E270]/[.F270]*100)" office:value-type="float" office:value="7.21446225">
            <text:p>7.2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28.400604">
            <text:p>428.401</text:p>
          </table:table-cell>
          <table:table-cell office:value-type="float" office:value="400">
            <text:p>400</text:p>
          </table:table-cell>
          <table:table-cell table:formula="of:=SQRT(1/10*(([.F271]-[.E271])^2 + ([.F271]-[.E270])^2 + ([.F271]-[.E269])^2 + ([.F271]-[.E268])^2 + ([.F271]-[.E267])^2 + ([.F271]-[.E266])^2 + ([.F271]-[.E265])^2 + ([.F271]-[.E264])^2  + ([.F271]-[.E263])^2 + ([.F271]-[.E262])^2))" office:value-type="float" office:value="27.4112774077293">
            <text:p>27.41</text:p>
          </table:table-cell>
          <table:table-cell table:formula="of:=ABS(100-[.E271]/[.F271]*100)" office:value-type="float" office:value="7.10015099999998">
            <text:p>7.1</text:p>
          </table:table-cell>
          <table:table-cell table:formula="of:=AVERAGE([.H262:.H271])" office:value-type="float" office:value="6.64204635">
            <text:p>6.64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76.928894">
            <text:p>676.929</text:p>
          </table:table-cell>
          <table:table-cell office:value-type="float" office:value="650">
            <text:p>650</text:p>
          </table:table-cell>
          <table:table-cell/>
          <table:table-cell table:formula="of:=ABS(100-[.E272]/[.F272]*100)" office:value-type="float" office:value="4.14290676923076">
            <text:p>4.1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6.562134">
            <text:p>676.562</text:p>
          </table:table-cell>
          <table:table-cell office:value-type="float" office:value="650">
            <text:p>650</text:p>
          </table:table-cell>
          <table:table-cell/>
          <table:table-cell table:formula="of:=ABS(100-[.E273]/[.F273]*100)" office:value-type="float" office:value="4.08648215384615">
            <text:p>4.0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4.410156">
            <text:p>654.410</text:p>
          </table:table-cell>
          <table:table-cell office:value-type="float" office:value="650">
            <text:p>650</text:p>
          </table:table-cell>
          <table:table-cell/>
          <table:table-cell table:formula="of:=ABS(100-[.E274]/[.F274]*100)" office:value-type="float" office:value="0.678485538461544">
            <text:p>0.6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76.413818">
            <text:p>676.414</text:p>
          </table:table-cell>
          <table:table-cell office:value-type="float" office:value="650">
            <text:p>650</text:p>
          </table:table-cell>
          <table:table-cell/>
          <table:table-cell table:formula="of:=ABS(100-[.E275]/[.F275]*100)" office:value-type="float" office:value="4.06366430769232">
            <text:p>4.0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76.399048">
            <text:p>676.399</text:p>
          </table:table-cell>
          <table:table-cell office:value-type="float" office:value="650">
            <text:p>650</text:p>
          </table:table-cell>
          <table:table-cell/>
          <table:table-cell table:formula="of:=ABS(100-[.E276]/[.F276]*100)" office:value-type="float" office:value="4.061392">
            <text:p>4.0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76.235413">
            <text:p>676.235</text:p>
          </table:table-cell>
          <table:table-cell office:value-type="float" office:value="650">
            <text:p>650</text:p>
          </table:table-cell>
          <table:table-cell/>
          <table:table-cell table:formula="of:=ABS(100-[.E277]/[.F277]*100)" office:value-type="float" office:value="4.0362173846154">
            <text:p>4.0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72.355103">
            <text:p>672.355</text:p>
          </table:table-cell>
          <table:table-cell office:value-type="float" office:value="650">
            <text:p>650</text:p>
          </table:table-cell>
          <table:table-cell/>
          <table:table-cell table:formula="of:=ABS(100-[.E278]/[.F278]*100)" office:value-type="float" office:value="3.43924661538462">
            <text:p>3.4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70.873535">
            <text:p>670.874</text:p>
          </table:table-cell>
          <table:table-cell office:value-type="float" office:value="650">
            <text:p>650</text:p>
          </table:table-cell>
          <table:table-cell/>
          <table:table-cell table:formula="of:=ABS(100-[.E279]/[.F279]*100)" office:value-type="float" office:value="3.21131307692306">
            <text:p>3.2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92.231384">
            <text:p>692.231</text:p>
          </table:table-cell>
          <table:table-cell office:value-type="float" office:value="650">
            <text:p>650</text:p>
          </table:table-cell>
          <table:table-cell/>
          <table:table-cell table:formula="of:=ABS(100-[.E280]/[.F280]*100)" office:value-type="float" office:value="6.49713600000001">
            <text:p>6.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92.746155">
            <text:p>692.746</text:p>
          </table:table-cell>
          <table:table-cell office:value-type="float" office:value="650">
            <text:p>650</text:p>
          </table:table-cell>
          <table:table-cell table:formula="of:=SQRT(1/10*(([.F281]-[.E281])^2 + ([.F281]-[.E280])^2 + ([.F281]-[.E279])^2 + ([.F281]-[.E278])^2 + ([.F281]-[.E277])^2 + ([.F281]-[.E276])^2 + ([.F281]-[.E275])^2 + ([.F281]-[.E274])^2  + ([.F281]-[.E273])^2 + ([.F281]-[.E272])^2))" office:value-type="float" office:value="28.4239983780288">
            <text:p>28.42</text:p>
          </table:table-cell>
          <table:table-cell table:formula="of:=ABS(100-[.E281]/[.F281]*100)" office:value-type="float" office:value="6.57633153846156">
            <text:p>6.58</text:p>
          </table:table-cell>
          <table:table-cell table:formula="of:=AVERAGE([.H272:.H281])" office:value-type="float" office:value="4.07931753846154">
            <text:p>4.08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16.531067">
            <text:p>916.531</text:p>
          </table:table-cell>
          <table:table-cell office:value-type="float" office:value="900">
            <text:p>900</text:p>
          </table:table-cell>
          <table:table-cell/>
          <table:table-cell table:formula="of:=ABS(100-[.E282]/[.F282]*100)" office:value-type="float" office:value="1.83678522222222">
            <text:p>1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39.012024">
            <text:p>939.012</text:p>
          </table:table-cell>
          <table:table-cell office:value-type="float" office:value="900">
            <text:p>900</text:p>
          </table:table-cell>
          <table:table-cell/>
          <table:table-cell table:formula="of:=ABS(100-[.E283]/[.F283]*100)" office:value-type="float" office:value="4.33466933333332">
            <text:p>4.3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38.347412">
            <text:p>938.347</text:p>
          </table:table-cell>
          <table:table-cell office:value-type="float" office:value="900">
            <text:p>900</text:p>
          </table:table-cell>
          <table:table-cell/>
          <table:table-cell table:formula="of:=ABS(100-[.E284]/[.F284]*100)" office:value-type="float" office:value="4.26082355555555">
            <text:p>4.2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38.485535">
            <text:p>938.486</text:p>
          </table:table-cell>
          <table:table-cell office:value-type="float" office:value="900">
            <text:p>900</text:p>
          </table:table-cell>
          <table:table-cell/>
          <table:table-cell table:formula="of:=ABS(100-[.E285]/[.F285]*100)" office:value-type="float" office:value="4.27617055555555">
            <text:p>4.2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38.315063">
            <text:p>938.315</text:p>
          </table:table-cell>
          <table:table-cell office:value-type="float" office:value="900">
            <text:p>900</text:p>
          </table:table-cell>
          <table:table-cell/>
          <table:table-cell table:formula="of:=ABS(100-[.E286]/[.F286]*100)" office:value-type="float" office:value="4.25722922222222">
            <text:p>4.2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16.599976">
            <text:p>916.600</text:p>
          </table:table-cell>
          <table:table-cell office:value-type="float" office:value="900">
            <text:p>900</text:p>
          </table:table-cell>
          <table:table-cell/>
          <table:table-cell table:formula="of:=ABS(100-[.E287]/[.F287]*100)" office:value-type="float" office:value="1.84444177777779">
            <text:p>1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38.138489">
            <text:p>938.138</text:p>
          </table:table-cell>
          <table:table-cell office:value-type="float" office:value="900">
            <text:p>900</text:p>
          </table:table-cell>
          <table:table-cell/>
          <table:table-cell table:formula="of:=ABS(100-[.E288]/[.F288]*100)" office:value-type="float" office:value="4.2376098888889">
            <text:p>4.2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38.047058">
            <text:p>938.047</text:p>
          </table:table-cell>
          <table:table-cell office:value-type="float" office:value="900">
            <text:p>900</text:p>
          </table:table-cell>
          <table:table-cell/>
          <table:table-cell table:formula="of:=ABS(100-[.E289]/[.F289]*100)" office:value-type="float" office:value="4.2274508888889">
            <text:p>4.2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38.286438">
            <text:p>938.286</text:p>
          </table:table-cell>
          <table:table-cell office:value-type="float" office:value="900">
            <text:p>900</text:p>
          </table:table-cell>
          <table:table-cell/>
          <table:table-cell table:formula="of:=ABS(100-[.E290]/[.F290]*100)" office:value-type="float" office:value="4.25404866666665">
            <text:p>4.2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37.875977">
            <text:p>937.876</text:p>
          </table:table-cell>
          <table:table-cell office:value-type="float" office:value="900">
            <text:p>900</text:p>
          </table:table-cell>
          <table:table-cell table:formula="of:=SQRT(1/10*(([.F291]-[.E291])^2 + ([.F291]-[.E290])^2 + ([.F291]-[.E289])^2 + ([.F291]-[.E288])^2 + ([.F291]-[.E287])^2 + ([.F291]-[.E286])^2 + ([.F291]-[.E285])^2 + ([.F291]-[.E284])^2  + ([.F291]-[.E283])^2 + ([.F291]-[.E282])^2))" office:value-type="float" office:value="35.0614343603545">
            <text:p>35.06</text:p>
          </table:table-cell>
          <table:table-cell table:formula="of:=ABS(100-[.E291]/[.F291]*100)" office:value-type="float" office:value="4.2084418888889">
            <text:p>4.21</text:p>
          </table:table-cell>
          <table:table-cell table:formula="of:=AVERAGE([.H282:.H291])" office:value-type="float" office:value="3.7737671">
            <text:p>3.77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50.615723">
            <text:p>1250.616</text:p>
          </table:table-cell>
          <table:table-cell office:value-type="float" office:value="1250">
            <text:p>1250</text:p>
          </table:table-cell>
          <table:table-cell/>
          <table:table-cell table:formula="of:=ABS(100-[.E292]/[.F292]*100)" office:value-type="float" office:value="0.0492578399999815">
            <text:p>0.0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72.916016">
            <text:p>1272.916</text:p>
          </table:table-cell>
          <table:table-cell office:value-type="float" office:value="1250">
            <text:p>1250</text:p>
          </table:table-cell>
          <table:table-cell/>
          <table:table-cell table:formula="of:=ABS(100-[.E293]/[.F293]*100)" office:value-type="float" office:value="1.83328127999999">
            <text:p>1.8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94.95105">
            <text:p>1294.951</text:p>
          </table:table-cell>
          <table:table-cell office:value-type="float" office:value="1250">
            <text:p>1250</text:p>
          </table:table-cell>
          <table:table-cell/>
          <table:table-cell table:formula="of:=ABS(100-[.E294]/[.F294]*100)" office:value-type="float" office:value="3.596084">
            <text:p>3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94.970825">
            <text:p>1294.971</text:p>
          </table:table-cell>
          <table:table-cell office:value-type="float" office:value="1250">
            <text:p>1250</text:p>
          </table:table-cell>
          <table:table-cell/>
          <table:table-cell table:formula="of:=ABS(100-[.E295]/[.F295]*100)" office:value-type="float" office:value="3.597666">
            <text:p>3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50.520874">
            <text:p>1250.521</text:p>
          </table:table-cell>
          <table:table-cell office:value-type="float" office:value="1250">
            <text:p>1250</text:p>
          </table:table-cell>
          <table:table-cell/>
          <table:table-cell table:formula="of:=ABS(100-[.E296]/[.F296]*100)" office:value-type="float" office:value="0.0416699200000039">
            <text:p>0.0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72.682129">
            <text:p>1272.682</text:p>
          </table:table-cell>
          <table:table-cell office:value-type="float" office:value="1250">
            <text:p>1250</text:p>
          </table:table-cell>
          <table:table-cell/>
          <table:table-cell table:formula="of:=ABS(100-[.E297]/[.F297]*100)" office:value-type="float" office:value="1.81457032">
            <text:p>1.8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94.72583">
            <text:p>1294.726</text:p>
          </table:table-cell>
          <table:table-cell office:value-type="float" office:value="1250">
            <text:p>1250</text:p>
          </table:table-cell>
          <table:table-cell/>
          <table:table-cell table:formula="of:=ABS(100-[.E298]/[.F298]*100)" office:value-type="float" office:value="3.5780664">
            <text:p>3.5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94.99231">
            <text:p>1294.992</text:p>
          </table:table-cell>
          <table:table-cell office:value-type="float" office:value="1250">
            <text:p>1250</text:p>
          </table:table-cell>
          <table:table-cell/>
          <table:table-cell table:formula="of:=ABS(100-[.E299]/[.F299]*100)" office:value-type="float" office:value="3.59938480000001">
            <text:p>3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64.180908">
            <text:p>1264.181</text:p>
          </table:table-cell>
          <table:table-cell office:value-type="float" office:value="1250">
            <text:p>1250</text:p>
          </table:table-cell>
          <table:table-cell/>
          <table:table-cell table:formula="of:=ABS(100-[.E300]/[.F300]*100)" office:value-type="float" office:value="1.13447264">
            <text:p>1.1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282.95752">
            <text:p>1282.958</text:p>
          </table:table-cell>
          <table:table-cell office:value-type="float" office:value="1250">
            <text:p>1250</text:p>
          </table:table-cell>
          <table:table-cell table:formula="of:=SQRT(1/10*(([.F301]-[.E301])^2 + ([.F301]-[.E300])^2 + ([.F301]-[.E299])^2 + ([.F301]-[.E298])^2 + ([.F301]-[.E297])^2 + ([.F301]-[.E296])^2 + ([.F301]-[.E295])^2 + ([.F301]-[.E294])^2  + ([.F301]-[.E293])^2 + ([.F301]-[.E292])^2))" office:value-type="float" office:value="32.2416644912829">
            <text:p>32.24</text:p>
          </table:table-cell>
          <table:table-cell table:formula="of:=ABS(100-[.E301]/[.F301]*100)" office:value-type="float" office:value="2.63660159999999">
            <text:p>2.64</text:p>
          </table:table-cell>
          <table:table-cell table:formula="of:=AVERAGE([.H292:.H301])" office:value-type="float" office:value="2.18810548">
            <text:p>2.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076923">
            <text:p>5.077</text:p>
          </table:table-cell>
          <table:table-cell office:value-type="float" office:value="5">
            <text:p>5</text:p>
          </table:table-cell>
          <table:table-cell/>
          <table:table-cell table:formula="of:=ABS(100-[.E302]/[.F302]*100)" office:value-type="float" office:value="1.53846">
            <text:p>1.5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072923">
            <text:p>5.073</text:p>
          </table:table-cell>
          <table:table-cell office:value-type="float" office:value="5">
            <text:p>5</text:p>
          </table:table-cell>
          <table:table-cell/>
          <table:table-cell table:formula="of:=ABS(100-[.E303]/[.F303]*100)" office:value-type="float" office:value="1.45846">
            <text:p>1.4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077231">
            <text:p>5.077</text:p>
          </table:table-cell>
          <table:table-cell office:value-type="float" office:value="5">
            <text:p>5</text:p>
          </table:table-cell>
          <table:table-cell/>
          <table:table-cell table:formula="of:=ABS(100-[.E304]/[.F304]*100)" office:value-type="float" office:value="1.54461999999999">
            <text:p>1.5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.066462">
            <text:p>5.066</text:p>
          </table:table-cell>
          <table:table-cell office:value-type="float" office:value="5">
            <text:p>5</text:p>
          </table:table-cell>
          <table:table-cell/>
          <table:table-cell table:formula="of:=ABS(100-[.E305]/[.F305]*100)" office:value-type="float" office:value="1.32923999999998">
            <text:p>1.3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071384">
            <text:p>5.071</text:p>
          </table:table-cell>
          <table:table-cell office:value-type="float" office:value="5">
            <text:p>5</text:p>
          </table:table-cell>
          <table:table-cell/>
          <table:table-cell table:formula="of:=ABS(100-[.E306]/[.F306]*100)" office:value-type="float" office:value="1.42768">
            <text:p>1.4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67077">
            <text:p>5.067</text:p>
          </table:table-cell>
          <table:table-cell office:value-type="float" office:value="5">
            <text:p>5</text:p>
          </table:table-cell>
          <table:table-cell/>
          <table:table-cell table:formula="of:=ABS(100-[.E307]/[.F307]*100)" office:value-type="float" office:value="1.34153999999999">
            <text:p>1.3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077538">
            <text:p>5.078</text:p>
          </table:table-cell>
          <table:table-cell office:value-type="float" office:value="5">
            <text:p>5</text:p>
          </table:table-cell>
          <table:table-cell/>
          <table:table-cell table:formula="of:=ABS(100-[.E308]/[.F308]*100)" office:value-type="float" office:value="1.55075999999998">
            <text:p>1.5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076">
            <text:p>5.076</text:p>
          </table:table-cell>
          <table:table-cell office:value-type="float" office:value="5">
            <text:p>5</text:p>
          </table:table-cell>
          <table:table-cell/>
          <table:table-cell table:formula="of:=ABS(100-[.E309]/[.F309]*100)" office:value-type="float" office:value="1.51999999999998">
            <text:p>1.5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076615">
            <text:p>5.077</text:p>
          </table:table-cell>
          <table:table-cell office:value-type="float" office:value="5">
            <text:p>5</text:p>
          </table:table-cell>
          <table:table-cell/>
          <table:table-cell table:formula="of:=ABS(100-[.E310]/[.F310]*100)" office:value-type="float" office:value="1.53229999999999">
            <text:p>1.5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076923">
            <text:p>5.077</text:p>
          </table:table-cell>
          <table:table-cell office:value-type="float" office:value="5">
            <text:p>5</text:p>
          </table:table-cell>
          <table:table-cell table:formula="of:=SQRT(1/10*(([.F311]-[.E311])^2 + ([.F311]-[.E310])^2 + ([.F311]-[.E309])^2 + ([.F311]-[.E308])^2 + ([.F311]-[.E307])^2 + ([.F311]-[.E306])^2 + ([.F311]-[.E305])^2 + ([.F311]-[.E304])^2  + ([.F311]-[.E303])^2 + ([.F311]-[.E302])^2))" office:value-type="float" office:value="0.0740181623968063">
            <text:p>0.07</text:p>
          </table:table-cell>
          <table:table-cell table:formula="of:=ABS(100-[.E311]/[.F311]*100)" office:value-type="float" office:value="1.53846">
            <text:p>1.54</text:p>
          </table:table-cell>
          <table:table-cell table:formula="of:=AVERAGE([.H302:.H311])" office:value-type="float" office:value="1.47815199999999">
            <text:p>1.4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073539">
            <text:p>10.074</text:p>
          </table:table-cell>
          <table:table-cell office:value-type="float" office:value="10">
            <text:p>10</text:p>
          </table:table-cell>
          <table:table-cell/>
          <table:table-cell table:formula="of:=ABS(100-[.E312]/[.F312]*100)" office:value-type="float" office:value="0.735389999999995">
            <text:p>0.7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.071384">
            <text:p>10.071</text:p>
          </table:table-cell>
          <table:table-cell office:value-type="float" office:value="10">
            <text:p>10</text:p>
          </table:table-cell>
          <table:table-cell/>
          <table:table-cell table:formula="of:=ABS(100-[.E313]/[.F313]*100)" office:value-type="float" office:value="0.713840000000005">
            <text:p>0.7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.076923">
            <text:p>10.077</text:p>
          </table:table-cell>
          <table:table-cell office:value-type="float" office:value="10">
            <text:p>10</text:p>
          </table:table-cell>
          <table:table-cell/>
          <table:table-cell table:formula="of:=ABS(100-[.E314]/[.F314]*100)" office:value-type="float" office:value="0.769229999999993">
            <text:p>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.070154">
            <text:p>10.070</text:p>
          </table:table-cell>
          <table:table-cell office:value-type="float" office:value="10">
            <text:p>10</text:p>
          </table:table-cell>
          <table:table-cell/>
          <table:table-cell table:formula="of:=ABS(100-[.E315]/[.F315]*100)" office:value-type="float" office:value="0.701539999999994">
            <text:p>0.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075692">
            <text:p>10.076</text:p>
          </table:table-cell>
          <table:table-cell office:value-type="float" office:value="10">
            <text:p>10</text:p>
          </table:table-cell>
          <table:table-cell/>
          <table:table-cell table:formula="of:=ABS(100-[.E316]/[.F316]*100)" office:value-type="float" office:value="0.756920000000008">
            <text:p>0.7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.076923">
            <text:p>10.077</text:p>
          </table:table-cell>
          <table:table-cell office:value-type="float" office:value="10">
            <text:p>10</text:p>
          </table:table-cell>
          <table:table-cell/>
          <table:table-cell table:formula="of:=ABS(100-[.E317]/[.F317]*100)" office:value-type="float" office:value="0.769229999999993">
            <text:p>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.077538">
            <text:p>10.078</text:p>
          </table:table-cell>
          <table:table-cell office:value-type="float" office:value="10">
            <text:p>10</text:p>
          </table:table-cell>
          <table:table-cell/>
          <table:table-cell table:formula="of:=ABS(100-[.E318]/[.F318]*100)" office:value-type="float" office:value="0.775380000000013">
            <text:p>0.7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.072">
            <text:p>10.072</text:p>
          </table:table-cell>
          <table:table-cell office:value-type="float" office:value="10">
            <text:p>10</text:p>
          </table:table-cell>
          <table:table-cell/>
          <table:table-cell table:formula="of:=ABS(100-[.E319]/[.F319]*100)" office:value-type="float" office:value="0.719999999999985">
            <text:p>0.7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.07723">
            <text:p>10.077</text:p>
          </table:table-cell>
          <table:table-cell office:value-type="float" office:value="10">
            <text:p>10</text:p>
          </table:table-cell>
          <table:table-cell/>
          <table:table-cell table:formula="of:=ABS(100-[.E320]/[.F320]*100)" office:value-type="float" office:value="0.772299999999987">
            <text:p>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.07723">
            <text:p>10.077</text:p>
          </table:table-cell>
          <table:table-cell office:value-type="float" office:value="10">
            <text:p>10</text:p>
          </table:table-cell>
          <table:table-cell table:formula="of:=SQRT(1/10*(([.F321]-[.E321])^2 + ([.F321]-[.E320])^2 + ([.F321]-[.E319])^2 + ([.F321]-[.E318])^2 + ([.F321]-[.E317])^2 + ([.F321]-[.E316])^2 + ([.F321]-[.E315])^2 + ([.F321]-[.E314])^2  + ([.F321]-[.E313])^2 + ([.F321]-[.E312])^2))" office:value-type="float" office:value="0.0749092154938232">
            <text:p>0.07</text:p>
          </table:table-cell>
          <table:table-cell table:formula="of:=ABS(100-[.E321]/[.F321]*100)" office:value-type="float" office:value="0.772299999999987">
            <text:p>0.77</text:p>
          </table:table-cell>
          <table:table-cell table:formula="of:=AVERAGE([.H312:.H321])" office:value-type="float" office:value="0.748612999999996">
            <text:p>0.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077847">
            <text:p>35.078</text:p>
          </table:table-cell>
          <table:table-cell office:value-type="float" office:value="35">
            <text:p>35</text:p>
          </table:table-cell>
          <table:table-cell/>
          <table:table-cell table:formula="of:=ABS(100-[.E322]/[.F322]*100)" office:value-type="float" office:value="0.222419999999985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.077232">
            <text:p>35.077</text:p>
          </table:table-cell>
          <table:table-cell office:value-type="float" office:value="35">
            <text:p>35</text:p>
          </table:table-cell>
          <table:table-cell/>
          <table:table-cell table:formula="of:=ABS(100-[.E323]/[.F323]*100)" office:value-type="float" office:value="0.220662857142855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5.074154">
            <text:p>35.074</text:p>
          </table:table-cell>
          <table:table-cell office:value-type="float" office:value="35">
            <text:p>35</text:p>
          </table:table-cell>
          <table:table-cell/>
          <table:table-cell table:formula="of:=ABS(100-[.E324]/[.F324]*100)" office:value-type="float" office:value="0.211868571428568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.076">
            <text:p>35.076</text:p>
          </table:table-cell>
          <table:table-cell office:value-type="float" office:value="35">
            <text:p>35</text:p>
          </table:table-cell>
          <table:table-cell/>
          <table:table-cell table:formula="of:=ABS(100-[.E325]/[.F325]*100)" office:value-type="float" office:value="0.217142857142846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.071693">
            <text:p>35.072</text:p>
          </table:table-cell>
          <table:table-cell office:value-type="float" office:value="35">
            <text:p>35</text:p>
          </table:table-cell>
          <table:table-cell/>
          <table:table-cell table:formula="of:=ABS(100-[.E326]/[.F326]*100)" office:value-type="float" office:value="0.204837142857144">
            <text:p>0.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.070152">
            <text:p>35.070</text:p>
          </table:table-cell>
          <table:table-cell office:value-type="float" office:value="35">
            <text:p>35</text:p>
          </table:table-cell>
          <table:table-cell/>
          <table:table-cell table:formula="of:=ABS(100-[.E327]/[.F327]*100)" office:value-type="float" office:value="0.20043428571428">
            <text:p>0.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.071384">
            <text:p>35.071</text:p>
          </table:table-cell>
          <table:table-cell office:value-type="float" office:value="35">
            <text:p>35</text:p>
          </table:table-cell>
          <table:table-cell/>
          <table:table-cell table:formula="of:=ABS(100-[.E328]/[.F328]*100)" office:value-type="float" office:value="0.203954285714289">
            <text:p>0.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5.076923">
            <text:p>35.077</text:p>
          </table:table-cell>
          <table:table-cell office:value-type="float" office:value="35">
            <text:p>35</text:p>
          </table:table-cell>
          <table:table-cell/>
          <table:table-cell table:formula="of:=ABS(100-[.E329]/[.F329]*100)" office:value-type="float" office:value="0.21978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5.072617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330]/[.F330]*100)" office:value-type="float" office:value="0.207477142857144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.076923">
            <text:p>35.077</text:p>
          </table:table-cell>
          <table:table-cell office:value-type="float" office:value="35">
            <text:p>35</text:p>
          </table:table-cell>
          <table:table-cell table:formula="of:=SQRT(1/10*(([.F331]-[.E331])^2 + ([.F331]-[.E330])^2 + ([.F331]-[.E329])^2 + ([.F331]-[.E328])^2 + ([.F331]-[.E327])^2 + ([.F331]-[.E326])^2 + ([.F331]-[.E325])^2 + ([.F331]-[.E324])^2  + ([.F331]-[.E323])^2 + ([.F331]-[.E322])^2))" office:value-type="float" office:value="0.0745413591940752">
            <text:p>0.07</text:p>
          </table:table-cell>
          <table:table-cell table:formula="of:=ABS(100-[.E331]/[.F331]*100)" office:value-type="float" office:value="0.21978">
            <text:p>0.22</text:p>
          </table:table-cell>
          <table:table-cell table:formula="of:=AVERAGE([.H322:.H331])" office:value-type="float" office:value="0.212835714285711">
            <text:p>0.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.073231">
            <text:p>50.073</text:p>
          </table:table-cell>
          <table:table-cell office:value-type="float" office:value="50">
            <text:p>50</text:p>
          </table:table-cell>
          <table:table-cell/>
          <table:table-cell table:formula="of:=ABS(100-[.E332]/[.F332]*100)" office:value-type="float" office:value="0.146461999999985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.077847">
            <text:p>50.078</text:p>
          </table:table-cell>
          <table:table-cell office:value-type="float" office:value="50">
            <text:p>50</text:p>
          </table:table-cell>
          <table:table-cell/>
          <table:table-cell table:formula="of:=ABS(100-[.E333]/[.F333]*100)" office:value-type="float" office:value="0.155693999999997">
            <text:p>0.1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.066154">
            <text:p>50.066</text:p>
          </table:table-cell>
          <table:table-cell office:value-type="float" office:value="50">
            <text:p>50</text:p>
          </table:table-cell>
          <table:table-cell/>
          <table:table-cell table:formula="of:=ABS(100-[.E334]/[.F334]*100)" office:value-type="float" office:value="0.132307999999995">
            <text:p>0.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335]/[.F335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.069847">
            <text:p>50.070</text:p>
          </table:table-cell>
          <table:table-cell office:value-type="float" office:value="50">
            <text:p>50</text:p>
          </table:table-cell>
          <table:table-cell/>
          <table:table-cell table:formula="of:=ABS(100-[.E336]/[.F336]*100)" office:value-type="float" office:value="0.139694000000006">
            <text:p>0.1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.071075">
            <text:p>50.071</text:p>
          </table:table-cell>
          <table:table-cell office:value-type="float" office:value="50">
            <text:p>50</text:p>
          </table:table-cell>
          <table:table-cell/>
          <table:table-cell table:formula="of:=ABS(100-[.E337]/[.F337]*100)" office:value-type="float" office:value="0.142150000000001">
            <text:p>0.1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.077232">
            <text:p>50.077</text:p>
          </table:table-cell>
          <table:table-cell office:value-type="float" office:value="50">
            <text:p>50</text:p>
          </table:table-cell>
          <table:table-cell/>
          <table:table-cell table:formula="of:=ABS(100-[.E338]/[.F338]*100)" office:value-type="float" office:value="0.154464000000004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.071693">
            <text:p>50.072</text:p>
          </table:table-cell>
          <table:table-cell office:value-type="float" office:value="50">
            <text:p>50</text:p>
          </table:table-cell>
          <table:table-cell/>
          <table:table-cell table:formula="of:=ABS(100-[.E339]/[.F339]*100)" office:value-type="float" office:value="0.143386000000007">
            <text:p>0.1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.073845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340]/[.F340]*100)" office:value-type="float" office:value="0.14768999999998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.077232">
            <text:p>50.077</text:p>
          </table:table-cell>
          <table:table-cell office:value-type="float" office:value="50">
            <text:p>50</text:p>
          </table:table-cell>
          <table:table-cell table:formula="of:=SQRT(1/10*(([.F341]-[.E341])^2 + ([.F341]-[.E340])^2 + ([.F341]-[.E339])^2 + ([.F341]-[.E338])^2 + ([.F341]-[.E337])^2 + ([.F341]-[.E336])^2 + ([.F341]-[.E335])^2 + ([.F341]-[.E334])^2  + ([.F341]-[.E333])^2 + ([.F341]-[.E332])^2))" office:value-type="float" office:value="0.0733463140253149">
            <text:p>0.07</text:p>
          </table:table-cell>
          <table:table-cell table:formula="of:=ABS(100-[.E341]/[.F341]*100)" office:value-type="float" office:value="0.154464000000004">
            <text:p>0.15</text:p>
          </table:table-cell>
          <table:table-cell table:formula="of:=AVERAGE([.H332:.H341])" office:value-type="float" office:value="0.146523799999999">
            <text:p>0.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.074463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342]/[.F342]*100)" office:value-type="float" office:value="0.0744630000000086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.073235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343]/[.F343]*100)" office:value-type="float" office:value="0.073235000000011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.078766">
            <text:p>100.079</text:p>
          </table:table-cell>
          <table:table-cell office:value-type="float" office:value="100">
            <text:p>100</text:p>
          </table:table-cell>
          <table:table-cell/>
          <table:table-cell table:formula="of:=ABS(100-[.E344]/[.F344]*100)" office:value-type="float" office:value="0.0787660000000017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.077538">
            <text:p>100.078</text:p>
          </table:table-cell>
          <table:table-cell office:value-type="float" office:value="100">
            <text:p>100</text:p>
          </table:table-cell>
          <table:table-cell/>
          <table:table-cell table:formula="of:=ABS(100-[.E345]/[.F345]*100)" office:value-type="float" office:value="0.0775380000000041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.074463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346]/[.F346]*100)" office:value-type="float" office:value="0.0744630000000086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0.07354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347]/[.F347]*100)" office:value-type="float" office:value="0.0735399999999942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0.07692">
            <text:p>100.077</text:p>
          </table:table-cell>
          <table:table-cell office:value-type="float" office:value="100">
            <text:p>100</text:p>
          </table:table-cell>
          <table:table-cell/>
          <table:table-cell table:formula="of:=ABS(100-[.E348]/[.F348]*100)" office:value-type="float" office:value="0.076919999999987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.067696">
            <text:p>100.068</text:p>
          </table:table-cell>
          <table:table-cell office:value-type="float" office:value="100">
            <text:p>100</text:p>
          </table:table-cell>
          <table:table-cell/>
          <table:table-cell table:formula="of:=ABS(100-[.E349]/[.F349]*100)" office:value-type="float" office:value="0.0676960000000122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.07692">
            <text:p>100.077</text:p>
          </table:table-cell>
          <table:table-cell office:value-type="float" office:value="100">
            <text:p>100</text:p>
          </table:table-cell>
          <table:table-cell/>
          <table:table-cell table:formula="of:=ABS(100-[.E350]/[.F350]*100)" office:value-type="float" office:value="0.076919999999987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.07692">
            <text:p>100.077</text:p>
          </table:table-cell>
          <table:table-cell office:value-type="float" office:value="100">
            <text:p>100</text:p>
          </table:table-cell>
          <table:table-cell table:formula="of:=SQRT(1/10*(([.F351]-[.E351])^2 + ([.F351]-[.E350])^2 + ([.F351]-[.E349])^2 + ([.F351]-[.E348])^2 + ([.F351]-[.E347])^2 + ([.F351]-[.E346])^2 + ([.F351]-[.E345])^2 + ([.F351]-[.E344])^2  + ([.F351]-[.E343])^2 + ([.F351]-[.E342])^2))" office:value-type="float" office:value="0.0751065945034111">
            <text:p>0.08</text:p>
          </table:table-cell>
          <table:table-cell table:formula="of:=ABS(100-[.E351]/[.F351]*100)" office:value-type="float" office:value="0.076919999999987">
            <text:p>0.08</text:p>
          </table:table-cell>
          <table:table-cell table:formula="of:=AVERAGE([.H342:.H351])" office:value-type="float" office:value="0.0750461000000001">
            <text:p>0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0.072006">
            <text:p>230.072</text:p>
          </table:table-cell>
          <table:table-cell office:value-type="float" office:value="230">
            <text:p>230</text:p>
          </table:table-cell>
          <table:table-cell/>
          <table:table-cell table:formula="of:=ABS(100-[.E352]/[.F352]*100)" office:value-type="float" office:value="0.0313069565217319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0.071686">
            <text:p>230.072</text:p>
          </table:table-cell>
          <table:table-cell office:value-type="float" office:value="230">
            <text:p>230</text:p>
          </table:table-cell>
          <table:table-cell/>
          <table:table-cell table:formula="of:=ABS(100-[.E353]/[.F353]*100)" office:value-type="float" office:value="0.0311678260869712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0.071381">
            <text:p>230.071</text:p>
          </table:table-cell>
          <table:table-cell office:value-type="float" office:value="230">
            <text:p>230</text:p>
          </table:table-cell>
          <table:table-cell/>
          <table:table-cell table:formula="of:=ABS(100-[.E354]/[.F354]*100)" office:value-type="float" office:value="0.0310352173912918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0.070465">
            <text:p>230.070</text:p>
          </table:table-cell>
          <table:table-cell office:value-type="float" office:value="230">
            <text:p>230</text:p>
          </table:table-cell>
          <table:table-cell/>
          <table:table-cell table:formula="of:=ABS(100-[.E355]/[.F355]*100)" office:value-type="float" office:value="0.0306369565217466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0.077545">
            <text:p>230.078</text:p>
          </table:table-cell>
          <table:table-cell office:value-type="float" office:value="230">
            <text:p>230</text:p>
          </table:table-cell>
          <table:table-cell/>
          <table:table-cell table:formula="of:=ABS(100-[.E356]/[.F356]*100)" office:value-type="float" office:value="0.033715217391304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30.073532">
            <text:p>230.074</text:p>
          </table:table-cell>
          <table:table-cell office:value-type="float" office:value="230">
            <text:p>230</text:p>
          </table:table-cell>
          <table:table-cell/>
          <table:table-cell table:formula="of:=ABS(100-[.E357]/[.F357]*100)" office:value-type="float" office:value="0.031970434782607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358]/[.F358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0.073227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359]/[.F359]*100)" office:value-type="float" office:value="0.031837826086956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0.066147">
            <text:p>230.066</text:p>
          </table:table-cell>
          <table:table-cell office:value-type="float" office:value="230">
            <text:p>230</text:p>
          </table:table-cell>
          <table:table-cell/>
          <table:table-cell table:formula="of:=ABS(100-[.E360]/[.F360]*100)" office:value-type="float" office:value="0.0287595652173991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0.071381">
            <text:p>230.071</text:p>
          </table:table-cell>
          <table:table-cell office:value-type="float" office:value="230">
            <text:p>230</text:p>
          </table:table-cell>
          <table:table-cell table:formula="of:=SQRT(1/10*(([.F361]-[.E361])^2 + ([.F361]-[.E360])^2 + ([.F361]-[.E359])^2 + ([.F361]-[.E358])^2 + ([.F361]-[.E357])^2 + ([.F361]-[.E356])^2 + ([.F361]-[.E355])^2 + ([.F361]-[.E354])^2  + ([.F361]-[.E353])^2 + ([.F361]-[.E352])^2))" office:value-type="float" office:value="0.0720798005338527">
            <text:p>0.07</text:p>
          </table:table-cell>
          <table:table-cell table:formula="of:=ABS(100-[.E361]/[.F361]*100)" office:value-type="float" office:value="0.0310352173912918">
            <text:p>0.03</text:p>
          </table:table-cell>
          <table:table-cell table:formula="of:=AVERAGE([.H352:.H361])" office:value-type="float" office:value="0.0313170434782606">
            <text:p>0.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0.076935">
            <text:p>400.077</text:p>
          </table:table-cell>
          <table:table-cell office:value-type="float" office:value="400">
            <text:p>400</text:p>
          </table:table-cell>
          <table:table-cell/>
          <table:table-cell table:formula="of:=ABS(100-[.E362]/[.F362]*100)" office:value-type="float" office:value="0.0192337499999979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0.079071">
            <text:p>400.079</text:p>
          </table:table-cell>
          <table:table-cell office:value-type="float" office:value="400">
            <text:p>400</text:p>
          </table:table-cell>
          <table:table-cell/>
          <table:table-cell table:formula="of:=ABS(100-[.E363]/[.F363]*100)" office:value-type="float" office:value="0.01976775000001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0.067993">
            <text:p>400.068</text:p>
          </table:table-cell>
          <table:table-cell office:value-type="float" office:value="400">
            <text:p>400</text:p>
          </table:table-cell>
          <table:table-cell/>
          <table:table-cell table:formula="of:=ABS(100-[.E364]/[.F364]*100)" office:value-type="float" office:value="0.0169982500000145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0.071075">
            <text:p>400.071</text:p>
          </table:table-cell>
          <table:table-cell office:value-type="float" office:value="400">
            <text:p>400</text:p>
          </table:table-cell>
          <table:table-cell/>
          <table:table-cell table:formula="of:=ABS(100-[.E365]/[.F365]*100)" office:value-type="float" office:value="0.0177687499999877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0.07724">
            <text:p>400.077</text:p>
          </table:table-cell>
          <table:table-cell office:value-type="float" office:value="400">
            <text:p>400</text:p>
          </table:table-cell>
          <table:table-cell/>
          <table:table-cell table:formula="of:=ABS(100-[.E366]/[.F366]*100)" office:value-type="float" office:value="0.019309999999990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0.073242">
            <text:p>400.073</text:p>
          </table:table-cell>
          <table:table-cell office:value-type="float" office:value="400">
            <text:p>400</text:p>
          </table:table-cell>
          <table:table-cell/>
          <table:table-cell table:formula="of:=ABS(100-[.E367]/[.F367]*100)" office:value-type="float" office:value="0.0183105000000126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00.071991">
            <text:p>400.072</text:p>
          </table:table-cell>
          <table:table-cell office:value-type="float" office:value="400">
            <text:p>400</text:p>
          </table:table-cell>
          <table:table-cell/>
          <table:table-cell table:formula="of:=ABS(100-[.E368]/[.F368]*100)" office:value-type="float" office:value="0.017997749999992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0.071991">
            <text:p>400.072</text:p>
          </table:table-cell>
          <table:table-cell office:value-type="float" office:value="400">
            <text:p>400</text:p>
          </table:table-cell>
          <table:table-cell/>
          <table:table-cell table:formula="of:=ABS(100-[.E369]/[.F369]*100)" office:value-type="float" office:value="0.017997749999992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0.071075">
            <text:p>400.071</text:p>
          </table:table-cell>
          <table:table-cell office:value-type="float" office:value="400">
            <text:p>400</text:p>
          </table:table-cell>
          <table:table-cell/>
          <table:table-cell table:formula="of:=ABS(100-[.E370]/[.F370]*100)" office:value-type="float" office:value="0.0177687499999877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00.07016">
            <text:p>400.070</text:p>
          </table:table-cell>
          <table:table-cell office:value-type="float" office:value="400">
            <text:p>400</text:p>
          </table:table-cell>
          <table:table-cell table:formula="of:=SQRT(1/10*(([.F371]-[.E371])^2 + ([.F371]-[.E370])^2 + ([.F371]-[.E369])^2 + ([.F371]-[.E368])^2 + ([.F371]-[.E367])^2 + ([.F371]-[.E366])^2 + ([.F371]-[.E365])^2 + ([.F371]-[.E364])^2  + ([.F371]-[.E363])^2 + ([.F371]-[.E362])^2))" office:value-type="float" office:value="0.0731545066902977">
            <text:p>0.07</text:p>
          </table:table-cell>
          <table:table-cell table:formula="of:=ABS(100-[.E371]/[.F371]*100)" office:value-type="float" office:value="0.017540000000011">
            <text:p>0.02</text:p>
          </table:table-cell>
          <table:table-cell table:formula="of:=AVERAGE([.H362:.H371])" office:value-type="float" office:value="0.018269325">
            <text:p>0.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0.07074">
            <text:p>650.071</text:p>
          </table:table-cell>
          <table:table-cell office:value-type="float" office:value="650">
            <text:p>650</text:p>
          </table:table-cell>
          <table:table-cell/>
          <table:table-cell table:formula="of:=ABS(100-[.E372]/[.F372]*100)" office:value-type="float" office:value="0.01088307692307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0.076904">
            <text:p>650.077</text:p>
          </table:table-cell>
          <table:table-cell office:value-type="float" office:value="650">
            <text:p>650</text:p>
          </table:table-cell>
          <table:table-cell/>
          <table:table-cell table:formula="of:=ABS(100-[.E373]/[.F373]*100)" office:value-type="float" office:value="0.011831384615376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0.076599">
            <text:p>650.077</text:p>
          </table:table-cell>
          <table:table-cell office:value-type="float" office:value="650">
            <text:p>650</text:p>
          </table:table-cell>
          <table:table-cell/>
          <table:table-cell table:formula="of:=ABS(100-[.E374]/[.F374]*100)" office:value-type="float" office:value="0.011784461538468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0.076294">
            <text:p>650.076</text:p>
          </table:table-cell>
          <table:table-cell office:value-type="float" office:value="650">
            <text:p>650</text:p>
          </table:table-cell>
          <table:table-cell/>
          <table:table-cell table:formula="of:=ABS(100-[.E375]/[.F375]*100)" office:value-type="float" office:value="0.011737538461531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50.073242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376]/[.F376]*100)" office:value-type="float" office:value="0.011268000000001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0.077209">
            <text:p>650.077</text:p>
          </table:table-cell>
          <table:table-cell office:value-type="float" office:value="650">
            <text:p>650</text:p>
          </table:table-cell>
          <table:table-cell/>
          <table:table-cell table:formula="of:=ABS(100-[.E377]/[.F377]*100)" office:value-type="float" office:value="0.0118783076923137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0.071411">
            <text:p>650.071</text:p>
          </table:table-cell>
          <table:table-cell office:value-type="float" office:value="650">
            <text:p>650</text:p>
          </table:table-cell>
          <table:table-cell/>
          <table:table-cell table:formula="of:=ABS(100-[.E378]/[.F378]*100)" office:value-type="float" office:value="0.010986307692320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50.07385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379]/[.F379]*100)" office:value-type="float" office:value="0.011362000000005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0.07074">
            <text:p>650.071</text:p>
          </table:table-cell>
          <table:table-cell office:value-type="float" office:value="650">
            <text:p>650</text:p>
          </table:table-cell>
          <table:table-cell/>
          <table:table-cell table:formula="of:=ABS(100-[.E380]/[.F380]*100)" office:value-type="float" office:value="0.01088307692307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50.077209">
            <text:p>650.077</text:p>
          </table:table-cell>
          <table:table-cell office:value-type="float" office:value="650">
            <text:p>650</text:p>
          </table:table-cell>
          <table:table-cell table:formula="of:=SQRT(1/10*(([.F381]-[.E381])^2 + ([.F381]-[.E380])^2 + ([.F381]-[.E379])^2 + ([.F381]-[.E378])^2 + ([.F381]-[.E377])^2 + ([.F381]-[.E376])^2 + ([.F381]-[.E375])^2 + ([.F381]-[.E374])^2  + ([.F381]-[.E373])^2 + ([.F381]-[.E372])^2))" office:value-type="float" office:value="0.0744656619583909">
            <text:p>0.07</text:p>
          </table:table-cell>
          <table:table-cell table:formula="of:=ABS(100-[.E381]/[.F381]*100)" office:value-type="float" office:value="0.0118783076923137">
            <text:p>0.01</text:p>
          </table:table-cell>
          <table:table-cell table:formula="of:=AVERAGE([.H372:.H381])" office:value-type="float" office:value="0.0114492461538489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0.076904">
            <text:p>900.077</text:p>
          </table:table-cell>
          <table:table-cell office:value-type="float" office:value="900">
            <text:p>900</text:p>
          </table:table-cell>
          <table:table-cell/>
          <table:table-cell table:formula="of:=ABS(100-[.E382]/[.F382]*100)" office:value-type="float" office:value="0.0085448888888777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0.07751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3]/[.F383]*100)" office:value-type="float" office:value="0.0086127777777704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.07751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4]/[.F384]*100)" office:value-type="float" office:value="0.0086127777777704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0.07812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5]/[.F385]*100)" office:value-type="float" office:value="0.0086805555555571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0.077209">
            <text:p>900.077</text:p>
          </table:table-cell>
          <table:table-cell office:value-type="float" office:value="900">
            <text:p>900</text:p>
          </table:table-cell>
          <table:table-cell/>
          <table:table-cell table:formula="of:=ABS(100-[.E386]/[.F386]*100)" office:value-type="float" office:value="0.0085787777777852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.07812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7]/[.F387]*100)" office:value-type="float" office:value="0.0086805555555571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0.076294">
            <text:p>900.076</text:p>
          </table:table-cell>
          <table:table-cell office:value-type="float" office:value="900">
            <text:p>900</text:p>
          </table:table-cell>
          <table:table-cell/>
          <table:table-cell table:formula="of:=ABS(100-[.E388]/[.F388]*100)" office:value-type="float" office:value="0.0084771111111194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0.071716">
            <text:p>900.072</text:p>
          </table:table-cell>
          <table:table-cell office:value-type="float" office:value="900">
            <text:p>900</text:p>
          </table:table-cell>
          <table:table-cell/>
          <table:table-cell table:formula="of:=ABS(100-[.E389]/[.F389]*100)" office:value-type="float" office:value="0.00796844444444389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.073547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390]/[.F390]*100)" office:value-type="float" office:value="0.0081718888888815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0.074463">
            <text:p>900.074</text:p>
          </table:table-cell>
          <table:table-cell office:value-type="float" office:value="900">
            <text:p>900</text:p>
          </table:table-cell>
          <table:table-cell table:formula="of:=SQRT(1/10*(([.F391]-[.E391])^2 + ([.F391]-[.E390])^2 + ([.F391]-[.E389])^2 + ([.F391]-[.E388])^2 + ([.F391]-[.E387])^2 + ([.F391]-[.E386])^2 + ([.F391]-[.E385])^2 + ([.F391]-[.E384])^2  + ([.F391]-[.E383])^2 + ([.F391]-[.E382])^2))" office:value-type="float" office:value="0.0761692163980906">
            <text:p>0.08</text:p>
          </table:table-cell>
          <table:table-cell table:formula="of:=ABS(100-[.E391]/[.F391]*100)" office:value-type="float" office:value="0.00827366666666762">
            <text:p>0.01</text:p>
          </table:table-cell>
          <table:table-cell table:formula="of:=AVERAGE([.H382:.H391])" office:value-type="float" office:value="0.00846014444444307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50.071411">
            <text:p>1250.071</text:p>
          </table:table-cell>
          <table:table-cell office:value-type="float" office:value="1250">
            <text:p>1250</text:p>
          </table:table-cell>
          <table:table-cell/>
          <table:table-cell table:formula="of:=ABS(100-[.E392]/[.F392]*100)" office:value-type="float" office:value="0.0057128800000043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0.070801">
            <text:p>1250.071</text:p>
          </table:table-cell>
          <table:table-cell office:value-type="float" office:value="1250">
            <text:p>1250</text:p>
          </table:table-cell>
          <table:table-cell/>
          <table:table-cell table:formula="of:=ABS(100-[.E393]/[.F393]*100)" office:value-type="float" office:value="0.0056640800000025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0.069214">
            <text:p>1250.069</text:p>
          </table:table-cell>
          <table:table-cell office:value-type="float" office:value="1250">
            <text:p>1250</text:p>
          </table:table-cell>
          <table:table-cell/>
          <table:table-cell table:formula="of:=ABS(100-[.E394]/[.F394]*100)" office:value-type="float" office:value="0.0055371199999996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50.074829">
            <text:p>1250.075</text:p>
          </table:table-cell>
          <table:table-cell office:value-type="float" office:value="1250">
            <text:p>1250</text:p>
          </table:table-cell>
          <table:table-cell/>
          <table:table-cell table:formula="of:=ABS(100-[.E395]/[.F395]*100)" office:value-type="float" office:value="0.00598631999999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50.075684">
            <text:p>1250.076</text:p>
          </table:table-cell>
          <table:table-cell office:value-type="float" office:value="1250">
            <text:p>1250</text:p>
          </table:table-cell>
          <table:table-cell/>
          <table:table-cell table:formula="of:=ABS(100-[.E396]/[.F396]*100)" office:value-type="float" office:value="0.0060547199999945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0.071411">
            <text:p>1250.071</text:p>
          </table:table-cell>
          <table:table-cell office:value-type="float" office:value="1250">
            <text:p>1250</text:p>
          </table:table-cell>
          <table:table-cell/>
          <table:table-cell table:formula="of:=ABS(100-[.E397]/[.F397]*100)" office:value-type="float" office:value="0.0057128800000043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50.078125">
            <text:p>1250.078</text:p>
          </table:table-cell>
          <table:table-cell office:value-type="float" office:value="1250">
            <text:p>1250</text:p>
          </table:table-cell>
          <table:table-cell/>
          <table:table-cell table:formula="of:=ABS(100-[.E398]/[.F398]*100)" office:value-type="float" office:value="0.0062500000000085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50.076294">
            <text:p>1250.076</text:p>
          </table:table-cell>
          <table:table-cell office:value-type="float" office:value="1250">
            <text:p>1250</text:p>
          </table:table-cell>
          <table:table-cell/>
          <table:table-cell table:formula="of:=ABS(100-[.E399]/[.F399]*100)" office:value-type="float" office:value="0.0061035199999821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50.077271">
            <text:p>1250.077</text:p>
          </table:table-cell>
          <table:table-cell office:value-type="float" office:value="1250">
            <text:p>1250</text:p>
          </table:table-cell>
          <table:table-cell/>
          <table:table-cell table:formula="of:=ABS(100-[.E400]/[.F400]*100)" office:value-type="float" office:value="0.0061816800000116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250.07666">
            <text:p>1250.077</text:p>
          </table:table-cell>
          <table:table-cell office:value-type="float" office:value="1250">
            <text:p>1250</text:p>
          </table:table-cell>
          <table:table-cell table:formula="of:=SQRT(1/10*(([.F401]-[.E401])^2 + ([.F401]-[.E400])^2 + ([.F401]-[.E399])^2 + ([.F401]-[.E398])^2 + ([.F401]-[.E397])^2 + ([.F401]-[.E396])^2 + ([.F401]-[.E395])^2 + ([.F401]-[.E394])^2  + ([.F401]-[.E393])^2 + ([.F401]-[.E392])^2))" office:value-type="float" office:value="0.0742305337701213">
            <text:p>0.07</text:p>
          </table:table-cell>
          <table:table-cell table:formula="of:=ABS(100-[.E401]/[.F401]*100)" office:value-type="float" office:value="0.00613279999998895">
            <text:p>0.01</text:p>
          </table:table-cell>
          <table:table-cell table:formula="of:=AVERAGE([.H392:.H401])" office:value-type="float" office:value="0.00593359999999876">
            <text:p>0.01</text:p>
          </table:table-cell>
        </table:table-row>
      </table:table>
      <table:table table:name="Processed 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Requested time</text:p>
          </table:table-cell>
          <table:table-cell table:style-name="ce5" office:value-type="string" table:number-columns-spanned="2" table:number-rows-spanned="1">
            <text:p>Standard deviation / no CPU load</text:p>
          </table:table-cell>
          <table:covered-table-cell/>
          <table:table-cell/>
          <table:table-cell office:value-type="string">
            <text:p>Requested time</text:p>
          </table:table-cell>
          <table:table-cell table:style-name="ce5" office:value-type="string" table:number-columns-spanned="2" table:number-rows-spanned="1">
            <text:p>Avg diff from expected (%) / no CPU load</text:p>
          </table:table-cell>
          <table:covered-table-cell/>
        </table:table-row>
        <table:table-row table:style-name="ro3">
          <table:table-cell/>
          <table:table-cell table:style-name="ce6" office:value-type="string">
            <text:p>TinyOS Timer</text:p>
          </table:table-cell>
          <table:table-cell table:style-name="ce6" office:value-type="string">
            <text:p>My Precision Timer</text:p>
          </table:table-cell>
          <table:table-cell table:style-name="ce6" table:number-columns-repeated="2"/>
          <table:table-cell table:style-name="ce6" office:value-type="string">
            <text:p>TinyOS Timer</text:p>
          </table:table-cell>
          <table:table-cell table:style-name="ce6" office:value-type="string">
            <text:p>My Precision Timer</text:p>
          </table:table-cell>
        </table:table-row>
        <table:table-row table:style-name="ro2">
          <table:table-cell office:value-type="string">
            <text:p>5 ms</text:p>
          </table:table-cell>
          <table:table-cell table:formula="of:=['Raw data'.G11]" office:value-type="float" office:value="2.81665205724182">
            <text:p>2.82</text:p>
          </table:table-cell>
          <table:table-cell table:formula="of:=['Raw data'.G111]" office:value-type="float" office:value="0.0792585162774325">
            <text:p>0.08</text:p>
          </table:table-cell>
          <table:table-cell/>
          <table:table-cell office:value-type="string">
            <text:p>5 ms</text:p>
          </table:table-cell>
          <table:table-cell table:formula="of:=['Raw data'.I11]" office:value-type="float" office:value="51.384004">
            <text:p>51.38</text:p>
          </table:table-cell>
          <table:table-cell table:formula="of:=['Raw data'.I111]" office:value-type="float" office:value="1.56676599999999">
            <text:p>1.57</text:p>
          </table:table-cell>
        </table:table-row>
        <table:table-row table:style-name="ro2">
          <table:table-cell office:value-type="string">
            <text:p>10 ms</text:p>
          </table:table-cell>
          <table:table-cell table:formula="of:=['Raw data'.G21]" office:value-type="float" office:value="3.70015228584803">
            <text:p>3.7</text:p>
          </table:table-cell>
          <table:table-cell table:formula="of:=['Raw data'.G121]" office:value-type="float" office:value="0.0731712440689642">
            <text:p>0.07</text:p>
          </table:table-cell>
          <table:table-cell/>
          <table:table-cell office:value-type="string">
            <text:p>10 ms</text:p>
          </table:table-cell>
          <table:table-cell table:formula="of:=['Raw data'.I21]" office:value-type="float" office:value="36.758154">
            <text:p>36.76</text:p>
          </table:table-cell>
          <table:table-cell table:formula="of:=['Raw data'.I121]" office:value-type="float" office:value="0.731692">
            <text:p>0.73</text:p>
          </table:table-cell>
        </table:table-row>
        <table:table-row table:style-name="ro2">
          <table:table-cell office:value-type="string">
            <text:p>35 ms</text:p>
          </table:table-cell>
          <table:table-cell table:formula="of:=['Raw data'.G31]" office:value-type="float" office:value="3.70964278021122">
            <text:p>3.71</text:p>
          </table:table-cell>
          <table:table-cell table:formula="of:=['Raw data'.G131]" office:value-type="float" office:value="0.0729839046598619">
            <text:p>0.07</text:p>
          </table:table-cell>
          <table:table-cell/>
          <table:table-cell office:value-type="string">
            <text:p>35 ms</text:p>
          </table:table-cell>
          <table:table-cell table:formula="of:=['Raw data'.I31]" office:value-type="float" office:value="10.5107702857143">
            <text:p>10.51</text:p>
          </table:table-cell>
          <table:table-cell table:formula="of:=['Raw data'.I131]" office:value-type="float" office:value="0.208525142857144">
            <text:p>0.21</text:p>
          </table:table-cell>
        </table:table-row>
        <table:table-row table:style-name="ro2">
          <table:table-cell office:value-type="string">
            <text:p>50 ms</text:p>
          </table:table-cell>
          <table:table-cell table:formula="of:=['Raw data'.G41]" office:value-type="float" office:value="3.82231978345211">
            <text:p>3.82</text:p>
          </table:table-cell>
          <table:table-cell table:formula="of:=['Raw data'.G141]" office:value-type="float" office:value="0.0743103380459286">
            <text:p>0.07</text:p>
          </table:table-cell>
          <table:table-cell/>
          <table:table-cell office:value-type="string">
            <text:p>50 ms</text:p>
          </table:table-cell>
          <table:table-cell table:formula="of:=['Raw data'.I41]" office:value-type="float" office:value="7.6428316">
            <text:p>7.64</text:p>
          </table:table-cell>
          <table:table-cell table:formula="of:=['Raw data'.I141]" office:value-type="float" office:value="0.148617800000002">
            <text:p>0.15</text:p>
          </table:table-cell>
        </table:table-row>
        <table:table-row table:style-name="ro2">
          <table:table-cell office:value-type="string">
            <text:p>100 ms</text:p>
          </table:table-cell>
          <table:table-cell table:formula="of:=['Raw data'.G51]" office:value-type="float" office:value="3.64110526961273">
            <text:p>3.64</text:p>
          </table:table-cell>
          <table:table-cell table:formula="of:=['Raw data'.G151]" office:value-type="float" office:value="0.0730153692704523">
            <text:p>0.07</text:p>
          </table:table-cell>
          <table:table-cell/>
          <table:table-cell office:value-type="string">
            <text:p>100 ms</text:p>
          </table:table-cell>
          <table:table-cell table:formula="of:=['Raw data'.I51]" office:value-type="float" office:value="3.6400626">
            <text:p>3.64</text:p>
          </table:table-cell>
          <table:table-cell table:formula="of:=['Raw data'.I151]" office:value-type="float" office:value="0.0730150999999935">
            <text:p>0.07</text:p>
          </table:table-cell>
        </table:table-row>
        <table:table-row table:style-name="ro2">
          <table:table-cell office:value-type="string">
            <text:p>230 ms</text:p>
          </table:table-cell>
          <table:table-cell table:formula="of:=['Raw data'.G61]" office:value-type="float" office:value="3.54384713313">
            <text:p>3.54</text:p>
          </table:table-cell>
          <table:table-cell table:formula="of:=['Raw data'.G161]" office:value-type="float" office:value="0.0732329211898645">
            <text:p>0.07</text:p>
          </table:table-cell>
          <table:table-cell/>
          <table:table-cell office:value-type="string">
            <text:p>230 ms</text:p>
          </table:table-cell>
          <table:table-cell table:formula="of:=['Raw data'.I61]" office:value-type="float" office:value="1.54018630434783">
            <text:p>1.54</text:p>
          </table:table-cell>
          <table:table-cell table:formula="of:=['Raw data'.I161]" office:value-type="float" office:value="0.0318392173913068">
            <text:p>0.03</text:p>
          </table:table-cell>
        </table:table-row>
        <table:table-row table:style-name="ro2">
          <table:table-cell office:value-type="string">
            <text:p>400 ms</text:p>
          </table:table-cell>
          <table:table-cell table:formula="of:=['Raw data'.G71]" office:value-type="float" office:value="3.38337808196487">
            <text:p>3.38</text:p>
          </table:table-cell>
          <table:table-cell table:formula="of:=['Raw data'.G171]" office:value-type="float" office:value="0.0737926851151232">
            <text:p>0.07</text:p>
          </table:table-cell>
          <table:table-cell/>
          <table:table-cell office:value-type="string">
            <text:p>400 ms</text:p>
          </table:table-cell>
          <table:table-cell table:formula="of:=['Raw data'.I71]" office:value-type="float" office:value="0.813407900000006">
            <text:p>0.81</text:p>
          </table:table-cell>
          <table:table-cell table:formula="of:=['Raw data'.I171]" office:value-type="float" office:value="0.0184479249999981">
            <text:p>0.02</text:p>
          </table:table-cell>
        </table:table-row>
        <table:table-row table:style-name="ro2">
          <table:table-cell office:value-type="string">
            <text:p>650 ms</text:p>
          </table:table-cell>
          <table:table-cell table:formula="of:=['Raw data'.G81]" office:value-type="float" office:value="3.13515174861128">
            <text:p>3.14</text:p>
          </table:table-cell>
          <table:table-cell table:formula="of:=['Raw data'.G181]" office:value-type="float" office:value="0.0739481369576171">
            <text:p>0.07</text:p>
          </table:table-cell>
          <table:table-cell/>
          <table:table-cell office:value-type="string">
            <text:p>650 ms</text:p>
          </table:table-cell>
          <table:table-cell table:formula="of:=['Raw data'.I81]" office:value-type="float" office:value="0.444340646153846">
            <text:p>0.44</text:p>
          </table:table-cell>
          <table:table-cell table:formula="of:=['Raw data'.I181]" office:value-type="float" office:value="0.0113760153846158">
            <text:p>0.01</text:p>
          </table:table-cell>
        </table:table-row>
        <table:table-row table:style-name="ro2">
          <table:table-cell office:value-type="string">
            <text:p>900 ms</text:p>
          </table:table-cell>
          <table:table-cell table:formula="of:=['Raw data'.G91]" office:value-type="float" office:value="3.36929156883737">
            <text:p>3.37</text:p>
          </table:table-cell>
          <table:table-cell table:formula="of:=['Raw data'.G191]" office:value-type="float" office:value="0.0733348232697243">
            <text:p>0.07</text:p>
          </table:table-cell>
          <table:table-cell/>
          <table:table-cell office:value-type="string">
            <text:p>900 ms</text:p>
          </table:table-cell>
          <table:table-cell table:formula="of:=['Raw data'.I91]" office:value-type="float" office:value="0.359253599999998">
            <text:p>0.36</text:p>
          </table:table-cell>
          <table:table-cell table:formula="of:=['Raw data'.I191]" office:value-type="float" office:value="0.00814820000000509">
            <text:p>0.01</text:p>
          </table:table-cell>
        </table:table-row>
        <table:table-row table:style-name="ro2">
          <table:table-cell office:value-type="string">
            <text:p>1250 ms</text:p>
          </table:table-cell>
          <table:table-cell table:formula="of:=['Raw data'.G101]" office:value-type="float" office:value="2.76925666765683">
            <text:p>2.77</text:p>
          </table:table-cell>
          <table:table-cell table:formula="of:=['Raw data'.G201]" office:value-type="float" office:value="0.0739050548318014">
            <text:p>0.07</text:p>
          </table:table-cell>
          <table:table-cell/>
          <table:table-cell office:value-type="string">
            <text:p>1250 ms</text:p>
          </table:table-cell>
          <table:table-cell table:formula="of:=['Raw data'.I101]" office:value-type="float" office:value="0.199055663999997">
            <text:p>0.2</text:p>
          </table:table-cell>
          <table:table-cell table:formula="of:=['Raw data'.I201]" office:value-type="float" office:value="0.00591210399999795">
            <text:p>0.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3">
          <table:table-cell office:value-type="string">
            <text:p>Requested time</text:p>
          </table:table-cell>
          <table:table-cell table:style-name="ce5" office:value-type="string" table:number-columns-spanned="2" table:number-rows-spanned="1">
            <text:p>Standard deviation / CPU load</text:p>
          </table:table-cell>
          <table:covered-table-cell/>
          <table:table-cell/>
          <table:table-cell office:value-type="string">
            <text:p>Requested time</text:p>
          </table:table-cell>
          <table:table-cell table:style-name="ce5" office:value-type="string" table:number-columns-spanned="2" table:number-rows-spanned="1">
            <text:p>Avg diff from expected (%) / CPU load</text:p>
          </table:table-cell>
          <table:covered-table-cell/>
        </table:table-row>
        <table:table-row table:style-name="ro3">
          <table:table-cell/>
          <table:table-cell table:style-name="ce6" office:value-type="string">
            <text:p>TinyOS Timer</text:p>
          </table:table-cell>
          <table:table-cell table:style-name="ce6" office:value-type="string">
            <text:p>My Precision Timer</text:p>
          </table:table-cell>
          <table:table-cell table:style-name="ce6" table:number-columns-repeated="2"/>
          <table:table-cell table:style-name="ce6" office:value-type="string">
            <text:p>TinyOS Timer</text:p>
          </table:table-cell>
          <table:table-cell table:style-name="ce6" office:value-type="string">
            <text:p>My Precision Timer</text:p>
          </table:table-cell>
        </table:table-row>
        <table:table-row table:style-name="ro2">
          <table:table-cell office:value-type="string">
            <text:p>5 ms</text:p>
          </table:table-cell>
          <table:table-cell table:formula="of:=['Raw data'.G211]" office:value-type="float" office:value="42.2000541308617">
            <text:p>42.2</text:p>
          </table:table-cell>
          <table:table-cell table:formula="of:=['Raw data'.G311]" office:value-type="float" office:value="0.0740181623968063">
            <text:p>0.07</text:p>
          </table:table-cell>
          <table:table-cell/>
          <table:table-cell office:value-type="string">
            <text:p>5 ms</text:p>
          </table:table-cell>
          <table:table-cell table:formula="of:=['Raw data'.I211]" office:value-type="float" office:value="839.393608">
            <text:p>839.39</text:p>
          </table:table-cell>
          <table:table-cell table:formula="of:=['Raw data'.I311]" office:value-type="float" office:value="1.47815199999999">
            <text:p>1.48</text:p>
          </table:table-cell>
        </table:table-row>
        <table:table-row table:style-name="ro2">
          <table:table-cell office:value-type="string">
            <text:p>10 ms</text:p>
          </table:table-cell>
          <table:table-cell table:formula="of:=['Raw data'.G221]" office:value-type="float" office:value="35.5053730910731">
            <text:p>35.51</text:p>
          </table:table-cell>
          <table:table-cell table:formula="of:=['Raw data'.G321]" office:value-type="float" office:value="0.0749092154938232">
            <text:p>0.07</text:p>
          </table:table-cell>
          <table:table-cell/>
          <table:table-cell office:value-type="string">
            <text:p>10 ms</text:p>
          </table:table-cell>
          <table:table-cell table:formula="of:=['Raw data'.I221]" office:value-type="float" office:value="355.051997">
            <text:p>355.05</text:p>
          </table:table-cell>
          <table:table-cell table:formula="of:=['Raw data'.I321]" office:value-type="float" office:value="0.748612999999996">
            <text:p>0.75</text:p>
          </table:table-cell>
        </table:table-row>
        <table:table-row table:style-name="ro2">
          <table:table-cell office:value-type="string">
            <text:p>35 ms</text:p>
          </table:table-cell>
          <table:table-cell table:formula="of:=['Raw data'.G231]" office:value-type="float" office:value="33.0943754887283">
            <text:p>33.09</text:p>
          </table:table-cell>
          <table:table-cell table:formula="of:=['Raw data'.G331]" office:value-type="float" office:value="0.0745413591940752">
            <text:p>0.07</text:p>
          </table:table-cell>
          <table:table-cell/>
          <table:table-cell office:value-type="string">
            <text:p>35 ms</text:p>
          </table:table-cell>
          <table:table-cell table:formula="of:=['Raw data'.I231]" office:value-type="float" office:value="94.5550751428571">
            <text:p>94.56</text:p>
          </table:table-cell>
          <table:table-cell table:formula="of:=['Raw data'.I331]" office:value-type="float" office:value="0.212835714285711">
            <text:p>0.21</text:p>
          </table:table-cell>
        </table:table-row>
        <table:table-row table:style-name="ro2">
          <table:table-cell office:value-type="string">
            <text:p>50 ms</text:p>
          </table:table-cell>
          <table:table-cell table:formula="of:=['Raw data'.G241]" office:value-type="float" office:value="38.9961268632497">
            <text:p>39</text:p>
          </table:table-cell>
          <table:table-cell table:formula="of:=['Raw data'.G341]" office:value-type="float" office:value="0.0733463140253149">
            <text:p>0.07</text:p>
          </table:table-cell>
          <table:table-cell/>
          <table:table-cell office:value-type="string">
            <text:p>50 ms</text:p>
          </table:table-cell>
          <table:table-cell table:formula="of:=['Raw data'.I241]" office:value-type="float" office:value="76.819507">
            <text:p>76.82</text:p>
          </table:table-cell>
          <table:table-cell table:formula="of:=['Raw data'.I341]" office:value-type="float" office:value="0.146523799999999">
            <text:p>0.15</text:p>
          </table:table-cell>
        </table:table-row>
        <table:table-row table:style-name="ro2">
          <table:table-cell office:value-type="string">
            <text:p>100 ms</text:p>
          </table:table-cell>
          <table:table-cell table:formula="of:=['Raw data'.G251]" office:value-type="float" office:value="35.7612536166083">
            <text:p>35.76</text:p>
          </table:table-cell>
          <table:table-cell table:formula="of:=['Raw data'.G351]" office:value-type="float" office:value="0.0751065945034111">
            <text:p>0.08</text:p>
          </table:table-cell>
          <table:table-cell/>
          <table:table-cell office:value-type="string">
            <text:p>100 ms</text:p>
          </table:table-cell>
          <table:table-cell table:formula="of:=['Raw data'.I251]" office:value-type="float" office:value="35.7611983">
            <text:p>35.76</text:p>
          </table:table-cell>
          <table:table-cell table:formula="of:=['Raw data'.I351]" office:value-type="float" office:value="0.0750461000000001">
            <text:p>0.08</text:p>
          </table:table-cell>
        </table:table-row>
        <table:table-row table:style-name="ro2">
          <table:table-cell office:value-type="string">
            <text:p>230 ms</text:p>
          </table:table-cell>
          <table:table-cell table:formula="of:=['Raw data'.G261]" office:value-type="float" office:value="33.9832797301885">
            <text:p>33.98</text:p>
          </table:table-cell>
          <table:table-cell table:formula="of:=['Raw data'.G361]" office:value-type="float" office:value="0.0720798005338527">
            <text:p>0.07</text:p>
          </table:table-cell>
          <table:table-cell/>
          <table:table-cell office:value-type="string">
            <text:p>230 ms</text:p>
          </table:table-cell>
          <table:table-cell table:formula="of:=['Raw data'.I261]" office:value-type="float" office:value="13.9861815217391">
            <text:p>13.99</text:p>
          </table:table-cell>
          <table:table-cell table:formula="of:=['Raw data'.I361]" office:value-type="float" office:value="0.0313170434782606">
            <text:p>0.03</text:p>
          </table:table-cell>
        </table:table-row>
        <table:table-row table:style-name="ro2">
          <table:table-cell office:value-type="string">
            <text:p>400 ms</text:p>
          </table:table-cell>
          <table:table-cell table:formula="of:=['Raw data'.G271]" office:value-type="float" office:value="27.4112774077293">
            <text:p>27.41</text:p>
          </table:table-cell>
          <table:table-cell table:formula="of:=['Raw data'.G371]" office:value-type="float" office:value="0.0731545066902977">
            <text:p>0.07</text:p>
          </table:table-cell>
          <table:table-cell/>
          <table:table-cell office:value-type="string">
            <text:p>400 ms</text:p>
          </table:table-cell>
          <table:table-cell table:formula="of:=['Raw data'.I271]" office:value-type="float" office:value="6.64204635">
            <text:p>6.64</text:p>
          </table:table-cell>
          <table:table-cell table:formula="of:=['Raw data'.I371]" office:value-type="float" office:value="0.018269325">
            <text:p>0.02</text:p>
          </table:table-cell>
        </table:table-row>
        <table:table-row table:style-name="ro2">
          <table:table-cell office:value-type="string">
            <text:p>650 ms</text:p>
          </table:table-cell>
          <table:table-cell table:formula="of:=['Raw data'.G281]" office:value-type="float" office:value="28.4239983780288">
            <text:p>28.42</text:p>
          </table:table-cell>
          <table:table-cell table:formula="of:=['Raw data'.G381]" office:value-type="float" office:value="0.0744656619583909">
            <text:p>0.07</text:p>
          </table:table-cell>
          <table:table-cell/>
          <table:table-cell office:value-type="string">
            <text:p>650 ms</text:p>
          </table:table-cell>
          <table:table-cell table:formula="of:=['Raw data'.I281]" office:value-type="float" office:value="4.07931753846154">
            <text:p>4.08</text:p>
          </table:table-cell>
          <table:table-cell table:formula="of:=['Raw data'.I381]" office:value-type="float" office:value="0.0114492461538489">
            <text:p>0.01</text:p>
          </table:table-cell>
        </table:table-row>
        <table:table-row table:style-name="ro2">
          <table:table-cell office:value-type="string">
            <text:p>900 ms</text:p>
          </table:table-cell>
          <table:table-cell table:formula="of:=['Raw data'.G291]" office:value-type="float" office:value="35.0614343603545">
            <text:p>35.06</text:p>
          </table:table-cell>
          <table:table-cell table:formula="of:=['Raw data'.G391]" office:value-type="float" office:value="0.0761692163980906">
            <text:p>0.08</text:p>
          </table:table-cell>
          <table:table-cell/>
          <table:table-cell office:value-type="string">
            <text:p>900 ms</text:p>
          </table:table-cell>
          <table:table-cell table:formula="of:=['Raw data'.I291]" office:value-type="float" office:value="3.7737671">
            <text:p>3.77</text:p>
          </table:table-cell>
          <table:table-cell table:formula="of:=['Raw data'.I391]" office:value-type="float" office:value="0.00846014444444307">
            <text:p>0.01</text:p>
          </table:table-cell>
        </table:table-row>
        <table:table-row table:style-name="ro2">
          <table:table-cell office:value-type="string">
            <text:p>1250 ms</text:p>
          </table:table-cell>
          <table:table-cell table:formula="of:=['Raw data'.G301]" office:value-type="float" office:value="32.2416644912829">
            <text:p>32.24</text:p>
          </table:table-cell>
          <table:table-cell table:formula="of:=['Raw data'.G401]" office:value-type="float" office:value="0.0742305337701213">
            <text:p>0.07</text:p>
          </table:table-cell>
          <table:table-cell/>
          <table:table-cell office:value-type="string">
            <text:p>1250 ms</text:p>
          </table:table-cell>
          <table:table-cell table:formula="of:=['Raw data'.I301]" office:value-type="float" office:value="2.18810548">
            <text:p>2.19</text:p>
          </table:table-cell>
          <table:table-cell table:formula="of:=['Raw data'.I401]" office:value-type="float" office:value="0.00593359999999876">
            <text:p>0.01</text:p>
          </table:table-cell>
        </table:table-row>
      </table:table>
      <table:table table:name="Graphs" table:style-name="ta1" table:print="false">
        <table:table-column table:style-name="co10" table:default-cell-style-name="Default"/>
        <table:table-row table:style-name="ro2">
          <table:table-cell/>
        </table:table-row>
        <table:table-row table:style-name="ro2">
          <table:table-cell>
            <draw:frame table:end-cell-address="Graphs.G22" table:end-x="2.259cm" table:end-y="0.132cm" draw:z-index="0" draw:style-name="gr1" svg:width="15.74cm" svg:height="9.058cm" svg:x="0.067cm" svg:y="0.107cm">
              <draw:object draw:notify-on-update-of-ranges="'Processed data'.A3:'Processed data'.A12 'Processed data'.B2:'Processed data'.B2 'Processed data'.B3:'Processed data'.B12 'Processed data'.C2:'Processed data'.C2 'Processed data'.C3:'Processed data'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2">
          <table:table-cell/>
        </table:table-row>
        <table:table-row table:style-name="ro2">
          <table:table-cell>
            <draw:frame table:end-cell-address="Graphs.G44" table:end-x="2.172cm" table:end-y="0.267cm" draw:z-index="1" draw:style-name="gr1" svg:width="15.653cm" svg:height="8.661cm" svg:x="0.067cm" svg:y="0.186cm">
              <draw:object draw:notify-on-update-of-ranges="'Processed data'.E3:'Processed data'.E12 'Processed data'.F2:'Processed data'.F2 'Processed data'.F3:'Processed data'.F12 'Processed data'.G2:'Processed data'.G2 'Processed data'.G3:'Processed data'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9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6">
          <table:table-cell>
            <draw:frame table:end-cell-address="Graphs.G67" table:end-x="2.193cm" table:end-y="0.025cm" draw:z-index="2" draw:style-name="gr1" svg:width="15.74cm" svg:height="9.13cm" svg:x="0.001cm" svg:y="0cm">
              <draw:object draw:notify-on-update-of-ranges="'Processed data'.A19:'Processed data'.A28 'Processed data'.B18:'Processed data'.B18 'Processed data'.B19:'Processed data'.B28 'Processed data'.C18:'Processed data'.C18 'Processed data'.C19:'Processed data'.C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 table:number-rows-repeated="21">
          <table:table-cell/>
        </table:table-row>
        <table:table-row table:style-name="ro2">
          <table:table-cell>
            <draw:frame table:end-cell-address="Graphs.G88" table:end-x="2.107cm" table:end-y="0.08cm" draw:z-index="3" draw:style-name="gr1" svg:width="15.654cm" svg:height="8.661cm" svg:x="0.001cm" svg:y="0cm">
              <draw:object draw:notify-on-update-of-ranges="'Processed data'.E19:'Processed data'.E28 'Processed data'.F18:'Processed data'.F18 'Processed data'.F19:'Processed data'.F28 'Processed data'.G18:'Processed data'.G18 'Processed data'.G19:'Processed data'.G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6/07/2010</text:date>, <text:time>12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6T12:29:56.11</dc:date>
    <dc:creator>Alex Hornung</dc:creator>
    <meta:generator>OpenOffice.org/3.2$Win32 OpenOffice.org_project/320m18$Build-9502</meta:generator>
    <meta:editing-duration>PT02H21M28S</meta:editing-duration>
    <meta:editing-cycles>8</meta:editing-cycles>
    <meta:document-statistic meta:table-count="3" meta:cell-count="30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1cm" svg:height="9.059cm" xlink:href=".." chart:class="chart:bar" chart:style-name="ch1">
        <chart:title svg:x="4.099cm" svg:y="0.182cm" chart:style-name="ch2">
          <text:p>Timer comparison - Standard Deviation</text:p>
        </chart:title>
        <chart:subtitle svg:x="6.692cm" svg:y="0.866cm" chart:style-name="ch3">
          <text:p>No CPU Load</text:p>
        </chart:subtitle>
        <chart:legend chart:legend-position="end" svg:x="12.396cm" svg:y="4.008cm" chart:style-name="ch4"/>
        <chart:plot-area chart:style-name="ch5" table:cell-range-address="'Processed data'.A2:'Processed data'.C12" chart:data-source-has-labels="both" svg:x="0.427cm" svg:y="1.498cm" svg:width="11.656cm" svg:height="7.199cm">
          <chart:axis chart:dimension="x" chart:name="primary-x" chart:style-name="ch6">
            <chart:categories table:cell-range-address="'Processed data'.A3:'Processed data'.A12"/>
          </chart:axis>
          <chart:axis chart:dimension="y" chart:name="primary-y" chart:style-name="ch7">
            <chart:title svg:x="0.315cm" svg:y="6.804cm" chart:style-name="ch8">
              <text:p>Standard deviation / ms</text:p>
            </chart:title>
            <chart:grid chart:style-name="ch9" chart:class="major"/>
          </chart:axis>
          <chart:series chart:style-name="ch10" chart:values-cell-range-address="'Processed data'.B3:'Processed data'.B12" chart:label-cell-address="'Processed data'.B2:'Processed data'.B2" chart:class="chart:bar">
            <chart:data-point chart:repeated="10"/>
          </chart:series>
          <chart:series chart:style-name="ch11" chart:values-cell-range-address="'Processed data'.C3:'Processed data'.C12" chart:label-cell-address="'Processed data'.C2:'Processed data'.C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B2:'Processed data'.B2">TinyOS Timer</text:p>
              </table:table-cell>
              <table:table-cell office:value-type="string">
                <text:p text:id="'Processed data'.C2:'Processed data'.C2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A3:'Processed data'.A12">5 ms</text:p>
              </table:table-cell>
              <table:table-cell office:value-type="float" office:value="2.81665205724182">
                <text:p text:id="'Processed data'.B3:'Processed data'.B12">2.81665205724182</text:p>
              </table:table-cell>
              <table:table-cell office:value-type="float" office:value="0.0792585162774325">
                <text:p text:id="'Processed data'.C3:'Processed data'.C12">0.0792585162774325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.70015228584803">
                <text:p>3.70015228584803</text:p>
              </table:table-cell>
              <table:table-cell office:value-type="float" office:value="0.0731712440689642">
                <text:p>0.0731712440689642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3.70964278021122">
                <text:p>3.70964278021122</text:p>
              </table:table-cell>
              <table:table-cell office:value-type="float" office:value="0.0729839046598619">
                <text:p>0.0729839046598619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3.82231978345211">
                <text:p>3.82231978345211</text:p>
              </table:table-cell>
              <table:table-cell office:value-type="float" office:value="0.0743103380459286">
                <text:p>0.0743103380459286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.64110526961273">
                <text:p>3.64110526961273</text:p>
              </table:table-cell>
              <table:table-cell office:value-type="float" office:value="0.0730153692704523">
                <text:p>0.0730153692704523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3.54384713313">
                <text:p>3.54384713313</text:p>
              </table:table-cell>
              <table:table-cell office:value-type="float" office:value="0.0732329211898645">
                <text:p>0.0732329211898645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3.38337808196487">
                <text:p>3.38337808196487</text:p>
              </table:table-cell>
              <table:table-cell office:value-type="float" office:value="0.0737926851151232">
                <text:p>0.0737926851151232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3.13515174861128">
                <text:p>3.13515174861128</text:p>
              </table:table-cell>
              <table:table-cell office:value-type="float" office:value="0.0739481369576171">
                <text:p>0.0739481369576171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3.36929156883737">
                <text:p>3.36929156883737</text:p>
              </table:table-cell>
              <table:table-cell office:value-type="float" office:value="0.0733348232697243">
                <text:p>0.0733348232697243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2.76925666765683">
                <text:p>2.76925666765683</text:p>
              </table:table-cell>
              <table:table-cell office:value-type="float" office:value="0.0739050548318014">
                <text:p>0.0739050548318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54cm" svg:height="8.662cm" xlink:href=".." chart:class="chart:bar" chart:style-name="ch1">
        <chart:title svg:x="1.688cm" svg:y="0.174cm" chart:style-name="ch2">
          <text:p>Timer Comparison - Average difference in % to requested value</text:p>
        </chart:title>
        <chart:subtitle svg:x="6.649cm" svg:y="0.85cm" chart:style-name="ch3">
          <text:p>No CPU Load</text:p>
        </chart:subtitle>
        <chart:legend chart:legend-position="end" svg:x="12.31cm" svg:y="3.81cm" chart:style-name="ch4"/>
        <chart:plot-area chart:style-name="ch5" table:cell-range-address="'Processed data'.E2:'Processed data'.G12" chart:data-source-has-labels="both" svg:x="0.313cm" svg:y="1.474cm" svg:width="11.685cm" svg:height="6.842cm">
          <chart:axis chart:dimension="x" chart:name="primary-x" chart:style-name="ch6">
            <chart:categories table:cell-range-address="'Processed data'.E3:'Processed data'.E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rocessed data'.F3:'Processed data'.F12" chart:label-cell-address="'Processed data'.F2:'Processed data'.F2" chart:class="chart:bar">
            <chart:data-point chart:repeated="10"/>
          </chart:series>
          <chart:series chart:style-name="ch10" chart:values-cell-range-address="'Processed data'.G3:'Processed data'.G12" chart:label-cell-address="'Processed data'.G2:'Processed data'.G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F2:'Processed data'.F2">TinyOS Timer</text:p>
              </table:table-cell>
              <table:table-cell office:value-type="string">
                <text:p text:id="'Processed data'.G2:'Processed data'.G2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E3:'Processed data'.E12">5 ms</text:p>
              </table:table-cell>
              <table:table-cell office:value-type="float" office:value="51.384004">
                <text:p text:id="'Processed data'.F3:'Processed data'.F12">51.384004</text:p>
              </table:table-cell>
              <table:table-cell office:value-type="float" office:value="1.56676599999999">
                <text:p text:id="'Processed data'.G3:'Processed data'.G12">1.56676599999999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6.758154">
                <text:p>36.758154</text:p>
              </table:table-cell>
              <table:table-cell office:value-type="float" office:value="0.731692">
                <text:p>0.731692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10.5107702857143">
                <text:p>10.5107702857143</text:p>
              </table:table-cell>
              <table:table-cell office:value-type="float" office:value="0.208525142857144">
                <text:p>0.208525142857144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7.6428316">
                <text:p>7.6428316</text:p>
              </table:table-cell>
              <table:table-cell office:value-type="float" office:value="0.148617800000002">
                <text:p>0.148617800000002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.6400626">
                <text:p>3.6400626</text:p>
              </table:table-cell>
              <table:table-cell office:value-type="float" office:value="0.0730150999999935">
                <text:p>0.0730150999999935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1.54018630434783">
                <text:p>1.54018630434783</text:p>
              </table:table-cell>
              <table:table-cell office:value-type="float" office:value="0.0318392173913068">
                <text:p>0.0318392173913068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0.813407900000006">
                <text:p>0.813407900000006</text:p>
              </table:table-cell>
              <table:table-cell office:value-type="float" office:value="0.0184479249999981">
                <text:p>0.0184479249999981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0.444340646153846">
                <text:p>0.444340646153846</text:p>
              </table:table-cell>
              <table:table-cell office:value-type="float" office:value="0.0113760153846158">
                <text:p>0.0113760153846158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0.359253599999998">
                <text:p>0.359253599999998</text:p>
              </table:table-cell>
              <table:table-cell office:value-type="float" office:value="0.00814820000000509">
                <text:p>0.00814820000000509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0.199055663999997">
                <text:p>0.199055663999997</text:p>
              </table:table-cell>
              <table:table-cell office:value-type="float" office:value="0.00591210399999795">
                <text:p>0.005912103999997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1cm" svg:height="9.131cm" xlink:href=".." chart:class="chart:bar" chart:style-name="ch1">
        <chart:title svg:x="4.099cm" svg:y="0.183cm" chart:style-name="ch2">
          <text:p>Timer comparison - Standard Deviation</text:p>
        </chart:title>
        <chart:subtitle svg:x="6.534cm" svg:y="0.868cm" chart:style-name="ch3">
          <text:p>With CPU Load</text:p>
        </chart:subtitle>
        <chart:legend chart:legend-position="end" svg:x="12.396cm" svg:y="4.044cm" chart:style-name="ch4"/>
        <chart:plot-area chart:style-name="ch5" table:cell-range-address="'Processed data'.A18:'Processed data'.C28" chart:data-source-has-labels="both" svg:x="0.427cm" svg:y="1.501cm" svg:width="11.656cm" svg:height="7.266cm">
          <chart:axis chart:dimension="x" chart:name="primary-x" chart:style-name="ch6">
            <chart:categories table:cell-range-address="'Processed data'.A19:'Processed data'.A28"/>
          </chart:axis>
          <chart:axis chart:dimension="y" chart:name="primary-y" chart:style-name="ch7">
            <chart:title svg:x="0.315cm" svg:y="6.841cm" chart:style-name="ch8">
              <text:p>Standard deviation / ms</text:p>
            </chart:title>
            <chart:grid chart:style-name="ch9" chart:class="major"/>
          </chart:axis>
          <chart:series chart:style-name="ch10" chart:values-cell-range-address="'Processed data'.B19:'Processed data'.B28" chart:label-cell-address="'Processed data'.B18:'Processed data'.B18" chart:class="chart:bar">
            <chart:data-point chart:repeated="10"/>
          </chart:series>
          <chart:series chart:style-name="ch11" chart:values-cell-range-address="'Processed data'.C19:'Processed data'.C28" chart:label-cell-address="'Processed data'.C18:'Processed data'.C18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B18:'Processed data'.B18">TinyOS Timer</text:p>
              </table:table-cell>
              <table:table-cell office:value-type="string">
                <text:p text:id="'Processed data'.C18:'Processed data'.C18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A19:'Processed data'.A28">5 ms</text:p>
              </table:table-cell>
              <table:table-cell office:value-type="float" office:value="42.2000541308617">
                <text:p text:id="'Processed data'.B19:'Processed data'.B28">42.2000541308617</text:p>
              </table:table-cell>
              <table:table-cell office:value-type="float" office:value="0.0740181623968063">
                <text:p text:id="'Processed data'.C19:'Processed data'.C28">0.0740181623968063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5.5053730910731">
                <text:p>35.5053730910731</text:p>
              </table:table-cell>
              <table:table-cell office:value-type="float" office:value="0.0749092154938232">
                <text:p>0.0749092154938232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33.0943754887283">
                <text:p>33.0943754887283</text:p>
              </table:table-cell>
              <table:table-cell office:value-type="float" office:value="0.0745413591940752">
                <text:p>0.0745413591940752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38.9961268632497">
                <text:p>38.9961268632497</text:p>
              </table:table-cell>
              <table:table-cell office:value-type="float" office:value="0.0733463140253149">
                <text:p>0.0733463140253149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5.7612536166083">
                <text:p>35.7612536166083</text:p>
              </table:table-cell>
              <table:table-cell office:value-type="float" office:value="0.0751065945034111">
                <text:p>0.0751065945034111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33.9832797301885">
                <text:p>33.9832797301885</text:p>
              </table:table-cell>
              <table:table-cell office:value-type="float" office:value="0.0720798005338527">
                <text:p>0.0720798005338527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27.4112774077293">
                <text:p>27.4112774077293</text:p>
              </table:table-cell>
              <table:table-cell office:value-type="float" office:value="0.0731545066902977">
                <text:p>0.0731545066902977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28.4239983780288">
                <text:p>28.4239983780288</text:p>
              </table:table-cell>
              <table:table-cell office:value-type="float" office:value="0.0744656619583909">
                <text:p>0.0744656619583909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35.0614343603545">
                <text:p>35.0614343603545</text:p>
              </table:table-cell>
              <table:table-cell office:value-type="float" office:value="0.0761692163980906">
                <text:p>0.0761692163980906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32.2416644912829">
                <text:p>32.2416644912829</text:p>
              </table:table-cell>
              <table:table-cell office:value-type="float" office:value="0.0742305337701213">
                <text:p>0.0742305337701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55cm" svg:height="8.662cm" xlink:href=".." chart:class="chart:bar" chart:style-name="ch1">
        <chart:title svg:x="1.688cm" svg:y="0.174cm" chart:style-name="ch2">
          <text:p>Timer Comparison - Average difference in % to requested value</text:p>
        </chart:title>
        <chart:subtitle svg:x="6.491cm" svg:y="0.85cm" chart:style-name="ch3">
          <text:p>With CPU Load</text:p>
        </chart:subtitle>
        <chart:legend chart:legend-position="end" svg:x="12.311cm" svg:y="3.81cm" chart:style-name="ch4"/>
        <chart:plot-area chart:style-name="ch5" table:cell-range-address="'Processed data'.E18:'Processed data'.G28" chart:data-source-has-labels="both" svg:x="0.313cm" svg:y="1.474cm" svg:width="11.686cm" svg:height="6.842cm">
          <chart:axis chart:dimension="x" chart:name="primary-x" chart:style-name="ch6">
            <chart:categories table:cell-range-address="'Processed data'.E19:'Processed data'.E2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rocessed data'.F19:'Processed data'.F28" chart:label-cell-address="'Processed data'.F18:'Processed data'.F18" chart:class="chart:bar">
            <chart:data-point chart:repeated="10"/>
          </chart:series>
          <chart:series chart:style-name="ch10" chart:values-cell-range-address="'Processed data'.G19:'Processed data'.G28" chart:label-cell-address="'Processed data'.G18:'Processed data'.G18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F18:'Processed data'.F18">TinyOS Timer</text:p>
              </table:table-cell>
              <table:table-cell office:value-type="string">
                <text:p text:id="'Processed data'.G18:'Processed data'.G18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E19:'Processed data'.E28">5 ms</text:p>
              </table:table-cell>
              <table:table-cell office:value-type="float" office:value="839.393608">
                <text:p text:id="'Processed data'.F19:'Processed data'.F28">839.393608</text:p>
              </table:table-cell>
              <table:table-cell office:value-type="float" office:value="1.47815199999999">
                <text:p text:id="'Processed data'.G19:'Processed data'.G28">1.47815199999999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55.051997">
                <text:p>355.051997</text:p>
              </table:table-cell>
              <table:table-cell office:value-type="float" office:value="0.748612999999996">
                <text:p>0.748612999999996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94.5550751428571">
                <text:p>94.5550751428571</text:p>
              </table:table-cell>
              <table:table-cell office:value-type="float" office:value="0.212835714285711">
                <text:p>0.212835714285711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76.819507">
                <text:p>76.819507</text:p>
              </table:table-cell>
              <table:table-cell office:value-type="float" office:value="0.146523799999999">
                <text:p>0.146523799999999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5.7611983">
                <text:p>35.7611983</text:p>
              </table:table-cell>
              <table:table-cell office:value-type="float" office:value="0.0750461000000001">
                <text:p>0.0750461000000001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13.9861815217391">
                <text:p>13.9861815217391</text:p>
              </table:table-cell>
              <table:table-cell office:value-type="float" office:value="0.0313170434782606">
                <text:p>0.0313170434782606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6.64204635">
                <text:p>6.64204635</text:p>
              </table:table-cell>
              <table:table-cell office:value-type="float" office:value="0.018269325">
                <text:p>0.018269325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4.07931753846154">
                <text:p>4.07931753846154</text:p>
              </table:table-cell>
              <table:table-cell office:value-type="float" office:value="0.0114492461538489">
                <text:p>0.0114492461538489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3.7737671">
                <text:p>3.7737671</text:p>
              </table:table-cell>
              <table:table-cell office:value-type="float" office:value="0.00846014444444307">
                <text:p>0.00846014444444307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2.18810548">
                <text:p>2.18810548</text:p>
              </table:table-cell>
              <table:table-cell office:value-type="float" office:value="0.00593359999999876">
                <text:p>0.005933599999998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